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wo_person_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Spine Angle</text:p>
          </table:table-cell>
          <table:table-cell office:value-type="string" calcext:value-type="string">
            <text:p>Hip_Angle_Left</text:p>
          </table:table-cell>
          <table:table-cell office:value-type="string" calcext:value-type="string">
            <text:p>Hip_Angle_Righ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0186567443495" calcext:value-type="float">
            <text:p>3.30186567443495</text:p>
          </table:table-cell>
          <table:table-cell office:value-type="float" office:value="4.51398845800128" calcext:value-type="float">
            <text:p>4.51398845800128</text:p>
          </table:table-cell>
          <table:table-cell office:value-type="float" office:value="6.17017509502964" calcext:value-type="float">
            <text:p>6.170175095029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3970029610211" calcext:value-type="float">
            <text:p>3.23970029610211</text:p>
          </table:table-cell>
          <table:table-cell office:value-type="float" office:value="4.6354634269027" calcext:value-type="float">
            <text:p>4.6354634269027</text:p>
          </table:table-cell>
          <table:table-cell office:value-type="float" office:value="6.17017509502964" calcext:value-type="float">
            <text:p>6.170175095029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025981617658" calcext:value-type="float">
            <text:p>2.2025981617658</text:p>
          </table:table-cell>
          <table:table-cell office:value-type="float" office:value="4.51398845800128" calcext:value-type="float">
            <text:p>4.51398845800128</text:p>
          </table:table-cell>
          <table:table-cell office:value-type="float" office:value="6.17017509502964" calcext:value-type="float">
            <text:p>6.170175095029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0186567443495" calcext:value-type="float">
            <text:p>3.30186567443495</text:p>
          </table:table-cell>
          <table:table-cell office:value-type="float" office:value="6.00900595749453" calcext:value-type="float">
            <text:p>6.00900595749453</text:p>
          </table:table-cell>
          <table:table-cell office:value-type="float" office:value="4.6354634269027" calcext:value-type="float">
            <text:p>4.63546342690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2109639666162" calcext:value-type="float">
            <text:p>2.12109639666162</text:p>
          </table:table-cell>
          <table:table-cell office:value-type="float" office:value="6.00900595749453" calcext:value-type="float">
            <text:p>6.00900595749453</text:p>
          </table:table-cell>
          <table:table-cell office:value-type="float" office:value="6.17017509502964" calcext:value-type="float">
            <text:p>6.170175095029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825652797308" calcext:value-type="float">
            <text:p>2.0825652797308</text:p>
          </table:table-cell>
          <table:table-cell office:value-type="float" office:value="6.00900595749453" calcext:value-type="float">
            <text:p>6.00900595749453</text:p>
          </table:table-cell>
          <table:table-cell office:value-type="float" office:value="6.17017509502964" calcext:value-type="float">
            <text:p>6.170175095029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6107948822649" calcext:value-type="float">
            <text:p>2.16107948822649</text:p>
          </table:table-cell>
          <table:table-cell office:value-type="float" office:value="6.00900595749453" calcext:value-type="float">
            <text:p>6.00900595749453</text:p>
          </table:table-cell>
          <table:table-cell office:value-type="float" office:value="4.51398845800128" calcext:value-type="float">
            <text:p>4.51398845800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2109639666162" calcext:value-type="float">
            <text:p>2.12109639666162</text:p>
          </table:table-cell>
          <table:table-cell office:value-type="float" office:value="5.85601358542897" calcext:value-type="float">
            <text:p>5.85601358542897</text:p>
          </table:table-cell>
          <table:table-cell office:value-type="float" office:value="6.17017509502964" calcext:value-type="float">
            <text:p>6.170175095029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2109639666162" calcext:value-type="float">
            <text:p>2.12109639666162</text:p>
          </table:table-cell>
          <table:table-cell office:value-type="float" office:value="5.85601358542897" calcext:value-type="float">
            <text:p>5.85601358542897</text:p>
          </table:table-cell>
          <table:table-cell office:value-type="float" office:value="4.6354634269027" calcext:value-type="float">
            <text:p>4.63546342690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4162667601017" calcext:value-type="float">
            <text:p>1.04162667601017</text:p>
          </table:table-cell>
          <table:table-cell office:value-type="float" office:value="5.71059313749963" calcext:value-type="float">
            <text:p>5.71059313749963</text:p>
          </table:table-cell>
          <table:table-cell office:value-type="float" office:value="6.00900595749453" calcext:value-type="float">
            <text:p>6.009005957494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4162667601017" calcext:value-type="float">
            <text:p>1.04162667601017</text:p>
          </table:table-cell>
          <table:table-cell office:value-type="float" office:value="7.12501634890176" calcext:value-type="float">
            <text:p>7.12501634890176</text:p>
          </table:table-cell>
          <table:table-cell office:value-type="float" office:value="4.51398845800128" calcext:value-type="float">
            <text:p>4.513988458001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4162667601017" calcext:value-type="float">
            <text:p>1.04162667601017</text:p>
          </table:table-cell>
          <table:table-cell office:value-type="float" office:value="5.57219780396375" calcext:value-type="float">
            <text:p>5.57219780396375</text:p>
          </table:table-cell>
          <table:table-cell office:value-type="float" office:value="4.51398845800128" calcext:value-type="float">
            <text:p>4.51398845800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.57219780396375" calcext:value-type="float">
            <text:p>5.57219780396375</text:p>
          </table:table-cell>
          <table:table-cell office:value-type="float" office:value="4.51398845800128" calcext:value-type="float">
            <text:p>4.513988458001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.57219780396375" calcext:value-type="float">
            <text:p>5.57219780396375</text:p>
          </table:table-cell>
          <table:table-cell office:value-type="float" office:value="2.79270236571335" calcext:value-type="float">
            <text:p>2.792702365713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4162667601017" calcext:value-type="float">
            <text:p>1.04162667601017</text:p>
          </table:table-cell>
          <table:table-cell office:value-type="float" office:value="5.57219780396375" calcext:value-type="float">
            <text:p>5.57219780396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4162667601017" calcext:value-type="float">
            <text:p>1.04162667601017</text:p>
          </table:table-cell>
          <table:table-cell office:value-type="float" office:value="5.44033203100562" calcext:value-type="float">
            <text:p>5.44033203100562</text:p>
          </table:table-cell>
          <table:table-cell office:value-type="float" office:value="-2.72631099390621" calcext:value-type="float">
            <text:p>-2.726310993906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4162667601017" calcext:value-type="float">
            <text:p>1.04162667601017</text:p>
          </table:table-cell>
          <table:table-cell office:value-type="float" office:value="5.31454566994473" calcext:value-type="float">
            <text:p>5.31454566994473</text:p>
          </table:table-cell>
          <table:table-cell office:value-type="float" office:value="-2.79270236571335" calcext:value-type="float">
            <text:p>-2.792702365713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4162667601017" calcext:value-type="float">
            <text:p>1.04162667601017</text:p>
          </table:table-cell>
          <table:table-cell office:value-type="float" office:value="6.63251461513847" calcext:value-type="float">
            <text:p>6.63251461513847</text:p>
          </table:table-cell>
          <table:table-cell office:value-type="float" office:value="-2.79270236571335" calcext:value-type="float">
            <text:p>-2.792702365713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.78897457443882" calcext:value-type="float">
            <text:p>6.78897457443882</text:p>
          </table:table-cell>
          <table:table-cell office:value-type="float" office:value="-2.86240522611191" calcext:value-type="float">
            <text:p>-2.862405226111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-2.79270236571335" calcext:value-type="float">
            <text:p>-2.792702365713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.94347181059041" calcext:value-type="float">
            <text:p>7.94347181059041</text:p>
          </table:table-cell>
          <table:table-cell office:value-type="float" office:value="-4.2891533288191" calcext:value-type="float">
            <text:p>-4.28915332881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-2.79270236571335" calcext:value-type="float">
            <text:p>-2.792702365713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-2.86240522611191" calcext:value-type="float">
            <text:p>-2.862405226111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-2.79270236571335" calcext:value-type="float">
            <text:p>-2.792702365713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0508600525414" calcext:value-type="float">
            <text:p>1.00508600525414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-2.86240522611191" calcext:value-type="float">
            <text:p>-2.862405226111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.78897457443882" calcext:value-type="float">
            <text:p>6.78897457443882</text:p>
          </table:table-cell>
          <table:table-cell office:value-type="float" office:value="-2.86240522611191" calcext:value-type="float">
            <text:p>-2.862405226111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87760399639804" calcext:value-type="float">
            <text:p>0.987760399639804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-1.43209618416455" calcext:value-type="float">
            <text:p>-1.432096184164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-1.39718102729637" calcext:value-type="float">
            <text:p>-1.397181027296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71021931079197" calcext:value-type="float">
            <text:p>0.971021931079197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-1.43209618416455" calcext:value-type="float">
            <text:p>-1.432096184164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.63251461513847" calcext:value-type="float">
            <text:p>6.63251461513847</text:p>
          </table:table-cell>
          <table:table-cell office:value-type="float" office:value="-1.43209618416455" calcext:value-type="float">
            <text:p>-1.432096184164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78897457443882" calcext:value-type="float">
            <text:p>6.78897457443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87760399639804" calcext:value-type="float">
            <text:p>0.987760399639804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1.39718102729637" calcext:value-type="float">
            <text:p>1.397181027296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0508600525414" calcext:value-type="float">
            <text:p>1.00508600525414</text:p>
          </table:table-cell>
          <table:table-cell office:value-type="float" office:value="7.94347181059041" calcext:value-type="float">
            <text:p>7.94347181059041</text:p>
          </table:table-cell>
          <table:table-cell office:value-type="float" office:value="1.39718102729637" calcext:value-type="float">
            <text:p>1.397181027296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87760399639804" calcext:value-type="float">
            <text:p>0.987760399639804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1.39718102729637" calcext:value-type="float">
            <text:p>1.397181027296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87760399639804" calcext:value-type="float">
            <text:p>0.987760399639804</text:p>
          </table:table-cell>
          <table:table-cell office:value-type="float" office:value="8.32565033042681" calcext:value-type="float">
            <text:p>8.32565033042681</text:p>
          </table:table-cell>
          <table:table-cell office:value-type="float" office:value="1.43209618416455" calcext:value-type="float">
            <text:p>1.432096184164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71021931079197" calcext:value-type="float">
            <text:p>0.971021931079197</text:p>
          </table:table-cell>
          <table:table-cell office:value-type="float" office:value="8.32565033042681" calcext:value-type="float">
            <text:p>8.32565033042681</text:p>
          </table:table-cell>
          <table:table-cell office:value-type="float" office:value="2.9356734464211" calcext:value-type="float">
            <text:p>2.93567344642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.78897457443882" calcext:value-type="float">
            <text:p>6.78897457443882</text:p>
          </table:table-cell>
          <table:table-cell office:value-type="float" office:value="2.79270236571335" calcext:value-type="float">
            <text:p>2.792702365713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.78897457443882" calcext:value-type="float">
            <text:p>6.78897457443882</text:p>
          </table:table-cell>
          <table:table-cell office:value-type="float" office:value="2.79270236571335" calcext:value-type="float">
            <text:p>2.792702365713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4.18491612511841" calcext:value-type="float">
            <text:p>4.184916125118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.95295746817392" calcext:value-type="float">
            <text:p>6.95295746817392</text:p>
          </table:table-cell>
          <table:table-cell office:value-type="float" office:value="4.2891533288191" calcext:value-type="float">
            <text:p>4.28915332881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.78897457443882" calcext:value-type="float">
            <text:p>6.78897457443882</text:p>
          </table:table-cell>
          <table:table-cell office:value-type="float" office:value="4.18491612511841" calcext:value-type="float">
            <text:p>4.184916125118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71021931079197" calcext:value-type="float">
            <text:p>0.971021931079197</text:p>
          </table:table-cell>
          <table:table-cell office:value-type="float" office:value="5.57219780396375" calcext:value-type="float">
            <text:p>5.57219780396375</text:p>
          </table:table-cell>
          <table:table-cell office:value-type="float" office:value="4.18491612511841" calcext:value-type="float">
            <text:p>4.184916125118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54841253872355" calcext:value-type="float">
            <text:p>0.954841253872355</text:p>
          </table:table-cell>
          <table:table-cell office:value-type="float" office:value="6.95295746817392" calcext:value-type="float">
            <text:p>6.95295746817392</text:p>
          </table:table-cell>
          <table:table-cell office:value-type="float" office:value="5.71059313749963" calcext:value-type="float">
            <text:p>5.710593137499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71021931079197" calcext:value-type="float">
            <text:p>0.971021931079197</text:p>
          </table:table-cell>
          <table:table-cell office:value-type="float" office:value="5.57219780396375" calcext:value-type="float">
            <text:p>5.57219780396375</text:p>
          </table:table-cell>
          <table:table-cell office:value-type="float" office:value="4.18491612511841" calcext:value-type="float">
            <text:p>4.184916125118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94148639091435" calcext:value-type="float">
            <text:p>1.94148639091435</text:p>
          </table:table-cell>
          <table:table-cell office:value-type="float" office:value="7.12501634890176" calcext:value-type="float">
            <text:p>7.12501634890176</text:p>
          </table:table-cell>
          <table:table-cell office:value-type="float" office:value="4.2891533288191" calcext:value-type="float">
            <text:p>4.28915332881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54841253872355" calcext:value-type="float">
            <text:p>0.954841253872355</text:p>
          </table:table-cell>
          <table:table-cell office:value-type="float" office:value="6.95295746817392" calcext:value-type="float">
            <text:p>6.95295746817392</text:p>
          </table:table-cell>
          <table:table-cell office:value-type="float" office:value="4.2891533288191" calcext:value-type="float">
            <text:p>4.28915332881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54841253872355" calcext:value-type="float">
            <text:p>0.954841253872355</text:p>
          </table:table-cell>
          <table:table-cell office:value-type="float" office:value="7.12501634890176" calcext:value-type="float">
            <text:p>7.12501634890176</text:p>
          </table:table-cell>
          <table:table-cell office:value-type="float" office:value="4.2891533288191" calcext:value-type="float">
            <text:p>4.28915332881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54841253872355" calcext:value-type="float">
            <text:p>0.954841253872355</text:p>
          </table:table-cell>
          <table:table-cell office:value-type="float" office:value="6.95295746817392" calcext:value-type="float">
            <text:p>6.95295746817392</text:p>
          </table:table-cell>
          <table:table-cell office:value-type="float" office:value="5.57219780396375" calcext:value-type="float">
            <text:p>5.572197803963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54841253872355" calcext:value-type="float">
            <text:p>0.954841253872355</text:p>
          </table:table-cell>
          <table:table-cell office:value-type="float" office:value="6.78897457443882" calcext:value-type="float">
            <text:p>6.78897457443882</text:p>
          </table:table-cell>
          <table:table-cell office:value-type="float" office:value="5.57219780396375" calcext:value-type="float">
            <text:p>5.572197803963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54841253872355" calcext:value-type="float">
            <text:p>0.954841253872355</text:p>
          </table:table-cell>
          <table:table-cell office:value-type="float" office:value="5.44033203100562" calcext:value-type="float">
            <text:p>5.44033203100562</text:p>
          </table:table-cell>
          <table:table-cell office:value-type="float" office:value="5.57219780396375" calcext:value-type="float">
            <text:p>5.572197803963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44033203100562" calcext:value-type="float">
            <text:p>5.440332031005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44033203100562" calcext:value-type="float">
            <text:p>5.440332031005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.44033203100562" calcext:value-type="float">
            <text:p>5.44033203100562</text:p>
          </table:table-cell>
          <table:table-cell office:value-type="float" office:value="6.95295746817392" calcext:value-type="float">
            <text:p>6.952957468173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39190945735401" calcext:value-type="float">
            <text:p>0.939190945735401</text:p>
          </table:table-cell>
          <table:table-cell office:value-type="float" office:value="6.95295746817392" calcext:value-type="float">
            <text:p>6.95295746817392</text:p>
          </table:table-cell>
          <table:table-cell office:value-type="float" office:value="8.13010235415601" calcext:value-type="float">
            <text:p>8.130102354156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54841253872355" calcext:value-type="float">
            <text:p>0.954841253872355</text:p>
          </table:table-cell>
          <table:table-cell office:value-type="float" office:value="5.44033203100562" calcext:value-type="float">
            <text:p>5.44033203100562</text:p>
          </table:table-cell>
          <table:table-cell office:value-type="float" office:value="6.78897457443882" calcext:value-type="float">
            <text:p>6.788974574438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39190945735401" calcext:value-type="float">
            <text:p>0.939190945735401</text:p>
          </table:table-cell>
          <table:table-cell office:value-type="float" office:value="6.78897457443882" calcext:value-type="float">
            <text:p>6.78897457443882</text:p>
          </table:table-cell>
          <table:table-cell office:value-type="float" office:value="6.63251461513847" calcext:value-type="float">
            <text:p>6.632514615138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87787744728538" calcext:value-type="float">
            <text:p>1.87787744728538</text:p>
          </table:table-cell>
          <table:table-cell office:value-type="float" office:value="5.44033203100562" calcext:value-type="float">
            <text:p>5.44033203100562</text:p>
          </table:table-cell>
          <table:table-cell office:value-type="float" office:value="6.78897457443882" calcext:value-type="float">
            <text:p>6.788974574438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84761026599471" calcext:value-type="float">
            <text:p>1.84761026599471</text:p>
          </table:table-cell>
          <table:table-cell office:value-type="float" office:value="5.44033203100562" calcext:value-type="float">
            <text:p>5.44033203100562</text:p>
          </table:table-cell>
          <table:table-cell office:value-type="float" office:value="6.78897457443882" calcext:value-type="float">
            <text:p>6.788974574438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81555668421122" calcext:value-type="float">
            <text:p>2.81555668421122</text:p>
          </table:table-cell>
          <table:table-cell office:value-type="float" office:value="4.08561677997489" calcext:value-type="float">
            <text:p>4.08561677997489</text:p>
          </table:table-cell>
          <table:table-cell office:value-type="float" office:value="6.78897457443882" calcext:value-type="float">
            <text:p>6.788974574438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81555668421122" calcext:value-type="float">
            <text:p>2.81555668421122</text:p>
          </table:table-cell>
          <table:table-cell office:value-type="float" office:value="4.08561677997489" calcext:value-type="float">
            <text:p>4.08561677997489</text:p>
          </table:table-cell>
          <table:table-cell office:value-type="float" office:value="8.13010235415601" calcext:value-type="float">
            <text:p>8.130102354156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81555668421122" calcext:value-type="float">
            <text:p>2.81555668421122</text:p>
          </table:table-cell>
          <table:table-cell office:value-type="float" office:value="2.66300076606717" calcext:value-type="float">
            <text:p>2.66300076606717</text:p>
          </table:table-cell>
          <table:table-cell office:value-type="float" office:value="7.94347181059041" calcext:value-type="float">
            <text:p>7.943471810590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86240522611178" calcext:value-type="float">
            <text:p>2.86240522611178</text:p>
          </table:table-cell>
          <table:table-cell office:value-type="float" office:value="2.54480437981319" calcext:value-type="float">
            <text:p>2.54480437981319</text:p>
          </table:table-cell>
          <table:table-cell office:value-type="float" office:value="7.59464336859145" calcext:value-type="float">
            <text:p>7.594643368591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81555668421122" calcext:value-type="float">
            <text:p>2.81555668421122</text:p>
          </table:table-cell>
          <table:table-cell office:value-type="float" office:value="1.24536426676832" calcext:value-type="float">
            <text:p>1.24536426676832</text:p>
          </table:table-cell>
          <table:table-cell office:value-type="float" office:value="7.59464336859145" calcext:value-type="float">
            <text:p>7.594643368591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81555668421122" calcext:value-type="float">
            <text:p>2.81555668421122</text:p>
          </table:table-cell>
          <table:table-cell office:value-type="float" office:value="0" calcext:value-type="float">
            <text:p>0</text:p>
          </table:table-cell>
          <table:table-cell office:value-type="float" office:value="7.43140797117249" calcext:value-type="float">
            <text:p>7.431407971172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81555668421122" calcext:value-type="float">
            <text:p>2.81555668421122</text:p>
          </table:table-cell>
          <table:table-cell office:value-type="float" office:value="0" calcext:value-type="float">
            <text:p>0</text:p>
          </table:table-cell>
          <table:table-cell office:value-type="float" office:value="7.43140797117249" calcext:value-type="float">
            <text:p>7.431407971172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81555668421122" calcext:value-type="float">
            <text:p>2.81555668421122</text:p>
          </table:table-cell>
          <table:table-cell office:value-type="float" office:value="0" calcext:value-type="float">
            <text:p>0</text:p>
          </table:table-cell>
          <table:table-cell office:value-type="float" office:value="7.43140797117249" calcext:value-type="float">
            <text:p>7.431407971172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75172907052604" calcext:value-type="float">
            <text:p>3.75172907052604</text:p>
          </table:table-cell>
          <table:table-cell office:value-type="float" office:value="0" calcext:value-type="float">
            <text:p>0</text:p>
          </table:table-cell>
          <table:table-cell office:value-type="float" office:value="6.20344790169189" calcext:value-type="float">
            <text:p>6.203447901691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75172907052604" calcext:value-type="float">
            <text:p>3.75172907052604</text:p>
          </table:table-cell>
          <table:table-cell office:value-type="float" office:value="0" calcext:value-type="float">
            <text:p>0</text:p>
          </table:table-cell>
          <table:table-cell office:value-type="float" office:value="6.07245640720769" calcext:value-type="float">
            <text:p>6.072456407207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75172907052604" calcext:value-type="float">
            <text:p>3.75172907052604</text:p>
          </table:table-cell>
          <table:table-cell office:value-type="float" office:value="-1.21887523513163" calcext:value-type="float">
            <text:p>-1.21887523513163</text:p>
          </table:table-cell>
          <table:table-cell office:value-type="float" office:value="7.27500495788928" calcext:value-type="float">
            <text:p>7.275004957889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6858998395027" calcext:value-type="float">
            <text:p>4.6858998395027</text:p>
          </table:table-cell>
          <table:table-cell office:value-type="float" office:value="0" calcext:value-type="float">
            <text:p>0</text:p>
          </table:table-cell>
          <table:table-cell office:value-type="float" office:value="6.20344790169189" calcext:value-type="float">
            <text:p>6.203447901691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6858998395027" calcext:value-type="float">
            <text:p>4.6858998395027</text:p>
          </table:table-cell>
          <table:table-cell office:value-type="float" office:value="-1.24536426676832" calcext:value-type="float">
            <text:p>-1.24536426676832</text:p>
          </table:table-cell>
          <table:table-cell office:value-type="float" office:value="6.20344790169189" calcext:value-type="float">
            <text:p>6.2034479016918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61758059012686" calcext:value-type="float">
            <text:p>5.61758059012686</text:p>
          </table:table-cell>
          <table:table-cell office:value-type="float" office:value="0" calcext:value-type="float">
            <text:p>0</text:p>
          </table:table-cell>
          <table:table-cell office:value-type="float" office:value="7.43140797117249" calcext:value-type="float">
            <text:p>7.431407971172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.44033203100548" calcext:value-type="float">
            <text:p>5.44033203100548</text:p>
          </table:table-cell>
          <table:table-cell office:value-type="float" office:value="-1.21887523513163" calcext:value-type="float">
            <text:p>-1.21887523513163</text:p>
          </table:table-cell>
          <table:table-cell office:value-type="float" office:value="6.20344790169189" calcext:value-type="float">
            <text:p>6.203447901691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52754015165619" calcext:value-type="float">
            <text:p>5.52754015165619</text:p>
          </table:table-cell>
          <table:table-cell office:value-type="float" office:value="-1.21887523513163" calcext:value-type="float">
            <text:p>-1.21887523513163</text:p>
          </table:table-cell>
          <table:table-cell office:value-type="float" office:value="7.27500495788928" calcext:value-type="float">
            <text:p>7.275004957889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44033203100548" calcext:value-type="float">
            <text:p>5.44033203100548</text:p>
          </table:table-cell>
          <table:table-cell office:value-type="float" office:value="0" calcext:value-type="float">
            <text:p>0</text:p>
          </table:table-cell>
          <table:table-cell office:value-type="float" office:value="6.20344790169189" calcext:value-type="float">
            <text:p>6.203447901691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44033203100548" calcext:value-type="float">
            <text:p>5.44033203100548</text:p>
          </table:table-cell>
          <table:table-cell office:value-type="float" office:value="-1.24536426676832" calcext:value-type="float">
            <text:p>-1.24536426676832</text:p>
          </table:table-cell>
          <table:table-cell office:value-type="float" office:value="6.20344790169189" calcext:value-type="float">
            <text:p>6.203447901691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44033203100548" calcext:value-type="float">
            <text:p>5.44033203100548</text:p>
          </table:table-cell>
          <table:table-cell office:value-type="float" office:value="-1.21887523513163" calcext:value-type="float">
            <text:p>-1.21887523513163</text:p>
          </table:table-cell>
          <table:table-cell office:value-type="float" office:value="6.20344790169189" calcext:value-type="float">
            <text:p>6.203447901691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53777250790668" calcext:value-type="float">
            <text:p>4.53777250790668</text:p>
          </table:table-cell>
          <table:table-cell office:value-type="float" office:value="0" calcext:value-type="float">
            <text:p>0</text:p>
          </table:table-cell>
          <table:table-cell office:value-type="float" office:value="7.43140797117249" calcext:value-type="float">
            <text:p>7.431407971172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35582504285514" calcext:value-type="float">
            <text:p>5.35582504285514</text:p>
          </table:table-cell>
          <table:table-cell office:value-type="float" office:value="0" calcext:value-type="float">
            <text:p>0</text:p>
          </table:table-cell>
          <table:table-cell office:value-type="float" office:value="7.27500495788928" calcext:value-type="float">
            <text:p>7.275004957889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46715906138933" calcext:value-type="float">
            <text:p>4.46715906138933</text:p>
          </table:table-cell>
          <table:table-cell office:value-type="float" office:value="1.21887523513163" calcext:value-type="float">
            <text:p>1.21887523513163</text:p>
          </table:table-cell>
          <table:table-cell office:value-type="float" office:value="7.27500495788928" calcext:value-type="float">
            <text:p>7.275004957889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46715906138933" calcext:value-type="float">
            <text:p>4.46715906138933</text:p>
          </table:table-cell>
          <table:table-cell office:value-type="float" office:value="2.43664824681029" calcext:value-type="float">
            <text:p>2.43664824681029</text:p>
          </table:table-cell>
          <table:table-cell office:value-type="float" office:value="6.07245640720769" calcext:value-type="float">
            <text:p>6.072456407207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39870535499551" calcext:value-type="float">
            <text:p>4.39870535499551</text:p>
          </table:table-cell>
          <table:table-cell office:value-type="float" office:value="2.43664824681029" calcext:value-type="float">
            <text:p>2.43664824681029</text:p>
          </table:table-cell>
          <table:table-cell office:value-type="float" office:value="7.27500495788928" calcext:value-type="float">
            <text:p>7.275004957889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4682292589172" calcext:value-type="float">
            <text:p>3.4682292589172</text:p>
          </table:table-cell>
          <table:table-cell office:value-type="float" office:value="3.7313969991605" calcext:value-type="float">
            <text:p>3.7313969991605</text:p>
          </table:table-cell>
          <table:table-cell office:value-type="float" office:value="7.43140797117249" calcext:value-type="float">
            <text:p>7.431407971172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52145337692216" calcext:value-type="float">
            <text:p>3.52145337692216</text:p>
          </table:table-cell>
          <table:table-cell office:value-type="float" office:value="5.1944289077348" calcext:value-type="float">
            <text:p>5.1944289077348</text:p>
          </table:table-cell>
          <table:table-cell office:value-type="float" office:value="7.76516601842535" calcext:value-type="float">
            <text:p>7.765166018425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4682292589172" calcext:value-type="float">
            <text:p>3.4682292589172</text:p>
          </table:table-cell>
          <table:table-cell office:value-type="float" office:value="6.34019174590991" calcext:value-type="float">
            <text:p>6.34019174590991</text:p>
          </table:table-cell>
          <table:table-cell office:value-type="float" office:value="8.84181456019167" calcext:value-type="float">
            <text:p>8.841814560191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6025622024998" calcext:value-type="float">
            <text:p>2.6025622024998</text:p>
          </table:table-cell>
          <table:table-cell office:value-type="float" office:value="7.59464336859145" calcext:value-type="float">
            <text:p>7.59464336859145</text:p>
          </table:table-cell>
          <table:table-cell office:value-type="float" office:value="7.43140797117249" calcext:value-type="float">
            <text:p>7.431407971172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.6025622024998" calcext:value-type="float">
            <text:p>2.6025622024998</text:p>
          </table:table-cell>
          <table:table-cell office:value-type="float" office:value="9.0394828033551" calcext:value-type="float">
            <text:p>9.0394828033551</text:p>
          </table:table-cell>
          <table:table-cell office:value-type="float" office:value="7.59464336859145" calcext:value-type="float">
            <text:p>7.594643368591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73570458892835" calcext:value-type="float">
            <text:p>1.73570458892835</text:p>
          </table:table-cell>
          <table:table-cell office:value-type="float" office:value="10.0805979875424" calcext:value-type="float">
            <text:p>10.0805979875424</text:p>
          </table:table-cell>
          <table:table-cell office:value-type="float" office:value="7.43140797117249" calcext:value-type="float">
            <text:p>7.431407971172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73570458892835" calcext:value-type="float">
            <text:p>1.73570458892835</text:p>
          </table:table-cell>
          <table:table-cell office:value-type="float" office:value="11.3099324740202" calcext:value-type="float">
            <text:p>11.3099324740202</text:p>
          </table:table-cell>
          <table:table-cell office:value-type="float" office:value="7.43140797117249" calcext:value-type="float">
            <text:p>7.431407971172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68051449745789" calcext:value-type="float">
            <text:p>0.868051449745789</text:p>
          </table:table-cell>
          <table:table-cell office:value-type="float" office:value="12.2647737278924" calcext:value-type="float">
            <text:p>12.2647737278924</text:p>
          </table:table-cell>
          <table:table-cell office:value-type="float" office:value="7.43140797117249" calcext:value-type="float">
            <text:p>7.431407971172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68051449745789" calcext:value-type="float">
            <text:p>0.868051449745789</text:p>
          </table:table-cell>
          <table:table-cell office:value-type="float" office:value="12.5288077091516" calcext:value-type="float">
            <text:p>12.5288077091516</text:p>
          </table:table-cell>
          <table:table-cell office:value-type="float" office:value="7.59464336859145" calcext:value-type="float">
            <text:p>7.594643368591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73570458892835" calcext:value-type="float">
            <text:p>1.73570458892835</text:p>
          </table:table-cell>
          <table:table-cell office:value-type="float" office:value="13.7362683056226" calcext:value-type="float">
            <text:p>13.7362683056226</text:p>
          </table:table-cell>
          <table:table-cell office:value-type="float" office:value="8.65254179111474" calcext:value-type="float">
            <text:p>8.652541791114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68051449745789" calcext:value-type="float">
            <text:p>0.868051449745789</text:p>
          </table:table-cell>
          <table:table-cell office:value-type="float" office:value="14.9314171781376" calcext:value-type="float">
            <text:p>14.9314171781376</text:p>
          </table:table-cell>
          <table:table-cell office:value-type="float" office:value="8.65254179111474" calcext:value-type="float">
            <text:p>8.652541791114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73570458892835" calcext:value-type="float">
            <text:p>1.73570458892835</text:p>
          </table:table-cell>
          <table:table-cell office:value-type="float" office:value="14.9314171781376" calcext:value-type="float">
            <text:p>14.9314171781376</text:p>
          </table:table-cell>
          <table:table-cell office:value-type="float" office:value="7.43140797117249" calcext:value-type="float">
            <text:p>7.431407971172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73570458892835" calcext:value-type="float">
            <text:p>1.73570458892835</text:p>
          </table:table-cell>
          <table:table-cell office:value-type="float" office:value="14.9314171781376" calcext:value-type="float">
            <text:p>14.9314171781376</text:p>
          </table:table-cell>
          <table:table-cell office:value-type="float" office:value="8.84181456019167" calcext:value-type="float">
            <text:p>8.841814560191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73570458892835" calcext:value-type="float">
            <text:p>1.73570458892835</text:p>
          </table:table-cell>
          <table:table-cell office:value-type="float" office:value="14.9314171781376" calcext:value-type="float">
            <text:p>14.9314171781376</text:p>
          </table:table-cell>
          <table:table-cell office:value-type="float" office:value="8.84181456019167" calcext:value-type="float">
            <text:p>8.841814560191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73570458892835" calcext:value-type="float">
            <text:p>1.73570458892835</text:p>
          </table:table-cell>
          <table:table-cell office:value-type="float" office:value="14.6208739886316" calcext:value-type="float">
            <text:p>14.6208739886316</text:p>
          </table:table-cell>
          <table:table-cell office:value-type="float" office:value="8.84181456019167" calcext:value-type="float">
            <text:p>8.841814560191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73570458892835" calcext:value-type="float">
            <text:p>1.73570458892835</text:p>
          </table:table-cell>
          <table:table-cell office:value-type="float" office:value="14.6208739886316" calcext:value-type="float">
            <text:p>14.6208739886316</text:p>
          </table:table-cell>
          <table:table-cell office:value-type="float" office:value="10.0805979875424" calcext:value-type="float">
            <text:p>10.08059798754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76239102366023" calcext:value-type="float">
            <text:p>1.76239102366023</text:p>
          </table:table-cell>
          <table:table-cell office:value-type="float" office:value="14.0362434679265" calcext:value-type="float">
            <text:p>14.0362434679265</text:p>
          </table:table-cell>
          <table:table-cell office:value-type="float" office:value="10.8403054543306" calcext:value-type="float">
            <text:p>10.84030545433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76239102366023" calcext:value-type="float">
            <text:p>1.76239102366023</text:p>
          </table:table-cell>
          <table:table-cell office:value-type="float" office:value="13.1725534233269" calcext:value-type="float">
            <text:p>13.1725534233269</text:p>
          </table:table-cell>
          <table:table-cell office:value-type="float" office:value="11.0702025779394" calcext:value-type="float">
            <text:p>11.07020257793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73570458892835" calcext:value-type="float">
            <text:p>1.73570458892835</text:p>
          </table:table-cell>
          <table:table-cell office:value-type="float" office:value="11.7682889320206" calcext:value-type="float">
            <text:p>11.7682889320206</text:p>
          </table:table-cell>
          <table:table-cell office:value-type="float" office:value="10.8403054543306" calcext:value-type="float">
            <text:p>10.84030545433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855097396266693" calcext:value-type="float">
            <text:p>0.855097396266693</text:p>
          </table:table-cell>
          <table:table-cell office:value-type="float" office:value="12.0114783863655" calcext:value-type="float">
            <text:p>12.0114783863655</text:p>
          </table:table-cell>
          <table:table-cell office:value-type="float" office:value="10.0805979875424" calcext:value-type="float">
            <text:p>10.08059798754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7098140441416" calcext:value-type="float">
            <text:p>1.7098140441416</text:p>
          </table:table-cell>
          <table:table-cell office:value-type="float" office:value="10.6196552761551" calcext:value-type="float">
            <text:p>10.6196552761551</text:p>
          </table:table-cell>
          <table:table-cell office:value-type="float" office:value="8.47114463301479" calcext:value-type="float">
            <text:p>8.471144633014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.6196552761551" calcext:value-type="float">
            <text:p>10.6196552761551</text:p>
          </table:table-cell>
          <table:table-cell office:value-type="float" office:value="3.65222278030629" calcext:value-type="float">
            <text:p>3.652222780306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842524260740113" calcext:value-type="float">
            <text:p>0.842524260740113</text:p>
          </table:table-cell>
          <table:table-cell office:value-type="float" office:value="9.65989307844234" calcext:value-type="float">
            <text:p>9.65989307844234</text:p>
          </table:table-cell>
          <table:table-cell office:value-type="float" office:value="2.38594403038872" calcext:value-type="float">
            <text:p>2.385944030388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9.27260177720032" calcext:value-type="float">
            <text:p>9.27260177720032</text:p>
          </table:table-cell>
          <table:table-cell office:value-type="float" office:value="-1.16913932790713" calcext:value-type="float">
            <text:p>-1.169139327907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9.09027692082231" calcext:value-type="float">
            <text:p>9.09027692082231</text:p>
          </table:table-cell>
          <table:table-cell office:value-type="float" office:value="-1.12330271407564" calcext:value-type="float">
            <text:p>-1.123302714075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8.91492695714786" calcext:value-type="float">
            <text:p>8.91492695714786</text:p>
          </table:table-cell>
          <table:table-cell office:value-type="float" office:value="-3.43363036245061" calcext:value-type="float">
            <text:p>-3.433630362450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830315486257845" calcext:value-type="float">
            <text:p>0.830315486257845</text:p>
          </table:table-cell>
          <table:table-cell office:value-type="float" office:value="9.09027692082231" calcext:value-type="float">
            <text:p>9.09027692082231</text:p>
          </table:table-cell>
          <table:table-cell office:value-type="float" office:value="-3.43363036245061" calcext:value-type="float">
            <text:p>-3.433630362450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9.09027692082231" calcext:value-type="float">
            <text:p>9.09027692082231</text:p>
          </table:table-cell>
          <table:table-cell office:value-type="float" office:value="-3.50353164478447" calcext:value-type="float">
            <text:p>-3.503531644784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842524260740113" calcext:value-type="float">
            <text:p>0.842524260740113</text:p>
          </table:table-cell>
          <table:table-cell office:value-type="float" office:value="9.09027692082231" calcext:value-type="float">
            <text:p>9.09027692082231</text:p>
          </table:table-cell>
          <table:table-cell office:value-type="float" office:value="-2.33730585912383" calcext:value-type="float">
            <text:p>-2.3373058591238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30315486257845" calcext:value-type="float">
            <text:p>0.830315486257845</text:p>
          </table:table-cell>
          <table:table-cell office:value-type="float" office:value="8.91492695714786" calcext:value-type="float">
            <text:p>8.91492695714786</text:p>
          </table:table-cell>
          <table:table-cell office:value-type="float" office:value="-2.33730585912383" calcext:value-type="float">
            <text:p>-2.337305859123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842524260740113" calcext:value-type="float">
            <text:p>0.842524260740113</text:p>
          </table:table-cell>
          <table:table-cell office:value-type="float" office:value="7.96961039432136" calcext:value-type="float">
            <text:p>7.96961039432136</text:p>
          </table:table-cell>
          <table:table-cell office:value-type="float" office:value="-2.33730585912383" calcext:value-type="float">
            <text:p>-2.3373058591238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818455461688598" calcext:value-type="float">
            <text:p>0.818455461688598</text:p>
          </table:table-cell>
          <table:table-cell office:value-type="float" office:value="9.09027692082231" calcext:value-type="float">
            <text:p>9.09027692082231</text:p>
          </table:table-cell>
          <table:table-cell office:value-type="float" office:value="-1.16913932790713" calcext:value-type="float">
            <text:p>-1.169139327907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818455461688598" calcext:value-type="float">
            <text:p>0.818455461688598</text:p>
          </table:table-cell>
          <table:table-cell office:value-type="float" office:value="9.09027692082231" calcext:value-type="float">
            <text:p>9.09027692082231</text:p>
          </table:table-cell>
          <table:table-cell office:value-type="float" office:value="-1.19348942398174" calcext:value-type="float">
            <text:p>-1.1934894239817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7.96961039432136" calcext:value-type="float">
            <text:p>7.9696103943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7.96961039432136" calcext:value-type="float">
            <text:p>7.9696103943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7.96961039432136" calcext:value-type="float">
            <text:p>7.9696103943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806929455102621" calcext:value-type="float">
            <text:p>0.806929455102621</text:p>
          </table:table-cell>
          <table:table-cell office:value-type="float" office:value="7.96961039432136" calcext:value-type="float">
            <text:p>7.96961039432136</text:p>
          </table:table-cell>
          <table:table-cell office:value-type="float" office:value="1.19348942398174" calcext:value-type="float">
            <text:p>1.1934894239817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795723552739275" calcext:value-type="float">
            <text:p>0.795723552739275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2.38594403038872" calcext:value-type="float">
            <text:p>2.385944030388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2.38594403038872" calcext:value-type="float">
            <text:p>2.385944030388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4.76364169072614" calcext:value-type="float">
            <text:p>4.7636416907261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4.76364169072614" calcext:value-type="float">
            <text:p>4.763641690726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5.82634202955581" calcext:value-type="float">
            <text:p>5.8263420295558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774220164927563" calcext:value-type="float">
            <text:p>0.774220164927563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5.82634202955581" calcext:value-type="float">
            <text:p>5.826342029555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774220164927563" calcext:value-type="float">
            <text:p>0.774220164927563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5.82634202955581" calcext:value-type="float">
            <text:p>5.826342029555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763898460929882" calcext:value-type="float">
            <text:p>0.763898460929882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6.98105740682978" calcext:value-type="float">
            <text:p>6.9810574068297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54815769897798" calcext:value-type="float">
            <text:p>1.54815769897798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8.29714496983686" calcext:value-type="float">
            <text:p>8.297144969836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52752544221317" calcext:value-type="float">
            <text:p>1.52752544221317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6.98105740682978" calcext:value-type="float">
            <text:p>6.9810574068297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52752544221317" calcext:value-type="float">
            <text:p>1.52752544221317</text:p>
          </table:table-cell>
          <table:table-cell office:value-type="float" office:value="7.81529354676687" calcext:value-type="float">
            <text:p>7.81529354676687</text:p>
          </table:table-cell>
          <table:table-cell office:value-type="float" office:value="7.96961039432136" calcext:value-type="float">
            <text:p>7.969610394321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52752544221317" calcext:value-type="float">
            <text:p>1.52752544221317</text:p>
          </table:table-cell>
          <table:table-cell table:number-columns-repeated="2" office:value-type="float" office:value="7.81529354676687" calcext:value-type="float">
            <text:p>7.8152935467668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50743575877464" calcext:value-type="float">
            <text:p>1.50743575877464</text:p>
          </table:table-cell>
          <table:table-cell office:value-type="float" office:value="6.84277341263092" calcext:value-type="float">
            <text:p>6.84277341263092</text:p>
          </table:table-cell>
          <table:table-cell office:value-type="float" office:value="7.96961039432136" calcext:value-type="float">
            <text:p>7.969610394321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50743575877464" calcext:value-type="float">
            <text:p>1.50743575877464</text:p>
          </table:table-cell>
          <table:table-cell office:value-type="float" office:value="6.84277341263092" calcext:value-type="float">
            <text:p>6.84277341263092</text:p>
          </table:table-cell>
          <table:table-cell office:value-type="float" office:value="7.96961039432136" calcext:value-type="float">
            <text:p>7.969610394321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50743575877464" calcext:value-type="float">
            <text:p>1.50743575877464</text:p>
          </table:table-cell>
          <table:table-cell office:value-type="float" office:value="5.59933933652061" calcext:value-type="float">
            <text:p>5.59933933652061</text:p>
          </table:table-cell>
          <table:table-cell office:value-type="float" office:value="7.81529354676687" calcext:value-type="float">
            <text:p>7.8152935467668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50743575877464" calcext:value-type="float">
            <text:p>1.50743575877464</text:p>
          </table:table-cell>
          <table:table-cell office:value-type="float" office:value="5.49232455712745" calcext:value-type="float">
            <text:p>5.49232455712745</text:p>
          </table:table-cell>
          <table:table-cell office:value-type="float" office:value="8.74616226255517" calcext:value-type="float">
            <text:p>8.746162262555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744059202888511" calcext:value-type="float">
            <text:p>0.744059202888511</text:p>
          </table:table-cell>
          <table:table-cell office:value-type="float" office:value="4.48460600954462" calcext:value-type="float">
            <text:p>4.48460600954462</text:p>
          </table:table-cell>
          <table:table-cell office:value-type="float" office:value="7.81529354676687" calcext:value-type="float">
            <text:p>7.815293546766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753848333070875" calcext:value-type="float">
            <text:p>0.753848333070875</text:p>
          </table:table-cell>
          <table:table-cell office:value-type="float" office:value="4.48460600954462" calcext:value-type="float">
            <text:p>4.48460600954462</text:p>
          </table:table-cell>
          <table:table-cell office:value-type="float" office:value="8.74616226255517" calcext:value-type="float">
            <text:p>8.746162262555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744059202888511" calcext:value-type="float">
            <text:p>0.744059202888511</text:p>
          </table:table-cell>
          <table:table-cell office:value-type="float" office:value="4.48460600954462" calcext:value-type="float">
            <text:p>4.48460600954462</text:p>
          </table:table-cell>
          <table:table-cell office:value-type="float" office:value="7.81529354676687" calcext:value-type="float">
            <text:p>7.815293546766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688007143857" calcext:value-type="float">
            <text:p>1.4688007143857</text:p>
          </table:table-cell>
          <table:table-cell office:value-type="float" office:value="4.39870535499559" calcext:value-type="float">
            <text:p>4.39870535499559</text:p>
          </table:table-cell>
          <table:table-cell office:value-type="float" office:value="7.81529354676687" calcext:value-type="float">
            <text:p>7.8152935467668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688007143857" calcext:value-type="float">
            <text:p>1.4688007143857</text:p>
          </table:table-cell>
          <table:table-cell office:value-type="float" office:value="3.23970029610211" calcext:value-type="float">
            <text:p>3.23970029610211</text:p>
          </table:table-cell>
          <table:table-cell office:value-type="float" office:value="7.66680426181422" calcext:value-type="float">
            <text:p>7.6668042618142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2311746080311" calcext:value-type="float">
            <text:p>2.2311746080311</text:p>
          </table:table-cell>
          <table:table-cell office:value-type="float" office:value="1.06091169026415" calcext:value-type="float">
            <text:p>1.06091169026415</text:p>
          </table:table-cell>
          <table:table-cell office:value-type="float" office:value="7.52382043863864" calcext:value-type="float">
            <text:p>7.5238204386386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.2311746080311" calcext:value-type="float">
            <text:p>2.2311746080311</text:p>
          </table:table-cell>
          <table:table-cell office:value-type="float" office:value="1.04162667601017" calcext:value-type="float">
            <text:p>1.04162667601017</text:p>
          </table:table-cell>
          <table:table-cell office:value-type="float" office:value="7.38604315126728" calcext:value-type="float">
            <text:p>7.3860431512672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.2311746080311" calcext:value-type="float">
            <text:p>2.2311746080311</text:p>
          </table:table-cell>
          <table:table-cell office:value-type="float" office:value="1.02303018866759" calcext:value-type="float">
            <text:p>1.02303018866759</text:p>
          </table:table-cell>
          <table:table-cell office:value-type="float" office:value="8.42696902148072" calcext:value-type="float">
            <text:p>8.4269690214807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01278750418329" calcext:value-type="float">
            <text:p>3.01278750418329</text:p>
          </table:table-cell>
          <table:table-cell office:value-type="float" office:value="0" calcext:value-type="float">
            <text:p>0</text:p>
          </table:table-cell>
          <table:table-cell office:value-type="float" office:value="8.27589282707516" calcext:value-type="float">
            <text:p>8.275892827075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.97373108248005" calcext:value-type="float">
            <text:p>2.97373108248005</text:p>
          </table:table-cell>
          <table:table-cell office:value-type="float" office:value="0" calcext:value-type="float">
            <text:p>0</text:p>
          </table:table-cell>
          <table:table-cell office:value-type="float" office:value="7.38604315126728" calcext:value-type="float">
            <text:p>7.386043151267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97373108248005" calcext:value-type="float">
            <text:p>2.97373108248005</text:p>
          </table:table-cell>
          <table:table-cell office:value-type="float" office:value="1.02303018866759" calcext:value-type="float">
            <text:p>1.02303018866759</text:p>
          </table:table-cell>
          <table:table-cell office:value-type="float" office:value="7.25319461272531" calcext:value-type="float">
            <text:p>7.253194612725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9356734464211" calcext:value-type="float">
            <text:p>2.9356734464211</text:p>
          </table:table-cell>
          <table:table-cell office:value-type="float" office:value="0" calcext:value-type="float">
            <text:p>0</text:p>
          </table:table-cell>
          <table:table-cell office:value-type="float" office:value="7.38604315126728" calcext:value-type="float">
            <text:p>7.386043151267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6214847041173" calcext:value-type="float">
            <text:p>3.6214847041173</text:p>
          </table:table-cell>
          <table:table-cell office:value-type="float" office:value="0" calcext:value-type="float">
            <text:p>0</text:p>
          </table:table-cell>
          <table:table-cell office:value-type="float" office:value="8.27589282707516" calcext:value-type="float">
            <text:p>8.275892827075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6214847041173" calcext:value-type="float">
            <text:p>3.6214847041173</text:p>
          </table:table-cell>
          <table:table-cell office:value-type="float" office:value="1.04162667601017" calcext:value-type="float">
            <text:p>1.04162667601017</text:p>
          </table:table-cell>
          <table:table-cell office:value-type="float" office:value="8.27589282707516" calcext:value-type="float">
            <text:p>8.275892827075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6214847041173" calcext:value-type="float">
            <text:p>3.6214847041173</text:p>
          </table:table-cell>
          <table:table-cell office:value-type="float" office:value="1.02303018866759" calcext:value-type="float">
            <text:p>1.02303018866759</text:p>
          </table:table-cell>
          <table:table-cell office:value-type="float" office:value="7.25319461272531" calcext:value-type="float">
            <text:p>7.253194612725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.34323995168942" calcext:value-type="float">
            <text:p>4.34323995168942</text:p>
          </table:table-cell>
          <table:table-cell office:value-type="float" office:value="2.04540848888719" calcext:value-type="float">
            <text:p>2.04540848888719</text:p>
          </table:table-cell>
          <table:table-cell office:value-type="float" office:value="8.27589282707516" calcext:value-type="float">
            <text:p>8.275892827075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2891533288191" calcext:value-type="float">
            <text:p>4.2891533288191</text:p>
          </table:table-cell>
          <table:table-cell office:value-type="float" office:value="2.04540848888719" calcext:value-type="float">
            <text:p>2.04540848888719</text:p>
          </table:table-cell>
          <table:table-cell office:value-type="float" office:value="8.27589282707516" calcext:value-type="float">
            <text:p>8.275892827075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2891533288191" calcext:value-type="float">
            <text:p>4.2891533288191</text:p>
          </table:table-cell>
          <table:table-cell office:value-type="float" office:value="1.02303018866759" calcext:value-type="float">
            <text:p>1.02303018866759</text:p>
          </table:table-cell>
          <table:table-cell office:value-type="float" office:value="7.25319461272531" calcext:value-type="float">
            <text:p>7.2531946127253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00064459755845" calcext:value-type="float">
            <text:p>5.00064459755845</text:p>
          </table:table-cell>
          <table:table-cell office:value-type="float" office:value="2.04540848888719" calcext:value-type="float">
            <text:p>2.04540848888719</text:p>
          </table:table-cell>
          <table:table-cell office:value-type="float" office:value="8.13010235415601" calcext:value-type="float">
            <text:p>8.130102354156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.06361685303013" calcext:value-type="float">
            <text:p>5.06361685303013</text:p>
          </table:table-cell>
          <table:table-cell office:value-type="float" office:value="2.00955381302123" calcext:value-type="float">
            <text:p>2.00955381302123</text:p>
          </table:table-cell>
          <table:table-cell office:value-type="float" office:value="7.12501634890181" calcext:value-type="float">
            <text:p>7.125016348901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2891533288191" calcext:value-type="float">
            <text:p>4.2891533288191</text:p>
          </table:table-cell>
          <table:table-cell office:value-type="float" office:value="2.04540848888719" calcext:value-type="float">
            <text:p>2.04540848888719</text:p>
          </table:table-cell>
          <table:table-cell office:value-type="float" office:value="8.13010235415601" calcext:value-type="float">
            <text:p>8.130102354156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.2891533288191" calcext:value-type="float">
            <text:p>4.2891533288191</text:p>
          </table:table-cell>
          <table:table-cell office:value-type="float" office:value="2.12109639666162" calcext:value-type="float">
            <text:p>2.12109639666162</text:p>
          </table:table-cell>
          <table:table-cell office:value-type="float" office:value="7.25319461272531" calcext:value-type="float">
            <text:p>7.253194612725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93921554212623" calcext:value-type="float">
            <text:p>4.93921554212623</text:p>
          </table:table-cell>
          <table:table-cell office:value-type="float" office:value="2.0825652797308" calcext:value-type="float">
            <text:p>2.0825652797308</text:p>
          </table:table-cell>
          <table:table-cell office:value-type="float" office:value="8.27589282707516" calcext:value-type="float">
            <text:p>8.275892827075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.2891533288191" calcext:value-type="float">
            <text:p>4.2891533288191</text:p>
          </table:table-cell>
          <table:table-cell office:value-type="float" office:value="2.04540848888719" calcext:value-type="float">
            <text:p>2.04540848888719</text:p>
          </table:table-cell>
          <table:table-cell office:value-type="float" office:value="8.27589282707516" calcext:value-type="float">
            <text:p>8.275892827075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.2891533288191" calcext:value-type="float">
            <text:p>4.2891533288191</text:p>
          </table:table-cell>
          <table:table-cell office:value-type="float" office:value="3.17983011986428" calcext:value-type="float">
            <text:p>3.17983011986428</text:p>
          </table:table-cell>
          <table:table-cell office:value-type="float" office:value="8.27589282707516" calcext:value-type="float">
            <text:p>8.275892827075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23639479905885" calcext:value-type="float">
            <text:p>4.23639479905885</text:p>
          </table:table-cell>
          <table:table-cell office:value-type="float" office:value="2.0825652797308" calcext:value-type="float">
            <text:p>2.0825652797308</text:p>
          </table:table-cell>
          <table:table-cell office:value-type="float" office:value="8.42696902148072" calcext:value-type="float">
            <text:p>8.426969021480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23639479905885" calcext:value-type="float">
            <text:p>4.23639479905885</text:p>
          </table:table-cell>
          <table:table-cell office:value-type="float" office:value="3.1221304621157" calcext:value-type="float">
            <text:p>3.1221304621157</text:p>
          </table:table-cell>
          <table:table-cell office:value-type="float" office:value="8.42696902148072" calcext:value-type="float">
            <text:p>8.4269690214807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48932490579638" calcext:value-type="float">
            <text:p>3.48932490579638</text:p>
          </table:table-cell>
          <table:table-cell office:value-type="float" office:value="3.1221304621157" calcext:value-type="float">
            <text:p>3.1221304621157</text:p>
          </table:table-cell>
          <table:table-cell office:value-type="float" office:value="8.27589282707516" calcext:value-type="float">
            <text:p>8.275892827075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53229458389083" calcext:value-type="float">
            <text:p>3.53229458389083</text:p>
          </table:table-cell>
          <table:table-cell office:value-type="float" office:value="3.06648550112594" calcext:value-type="float">
            <text:p>3.06648550112594</text:p>
          </table:table-cell>
          <table:table-cell office:value-type="float" office:value="8.27589282707516" calcext:value-type="float">
            <text:p>8.275892827075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.53229458389083" calcext:value-type="float">
            <text:p>3.53229458389083</text:p>
          </table:table-cell>
          <table:table-cell office:value-type="float" office:value="3.06648550112594" calcext:value-type="float">
            <text:p>3.06648550112594</text:p>
          </table:table-cell>
          <table:table-cell office:value-type="float" office:value="9.29330859939709" calcext:value-type="float">
            <text:p>9.2933085993970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53229458389083" calcext:value-type="float">
            <text:p>3.53229458389083</text:p>
          </table:table-cell>
          <table:table-cell office:value-type="float" office:value="3.06648550112594" calcext:value-type="float">
            <text:p>3.06648550112594</text:p>
          </table:table-cell>
          <table:table-cell office:value-type="float" office:value="8.27589282707516" calcext:value-type="float">
            <text:p>8.2758928270751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57633437499737" calcext:value-type="float">
            <text:p>3.57633437499737</text:p>
          </table:table-cell>
          <table:table-cell office:value-type="float" office:value="3.06648550112594" calcext:value-type="float">
            <text:p>3.06648550112594</text:p>
          </table:table-cell>
          <table:table-cell office:value-type="float" office:value="9.13017648227871" calcext:value-type="float">
            <text:p>9.1301764822787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79270236571335" calcext:value-type="float">
            <text:p>2.79270236571335</text:p>
          </table:table-cell>
          <table:table-cell office:value-type="float" office:value="3.01278750418329" calcext:value-type="float">
            <text:p>3.01278750418329</text:p>
          </table:table-cell>
          <table:table-cell office:value-type="float" office:value="8.13010235415601" calcext:value-type="float">
            <text:p>8.130102354156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53229458389083" calcext:value-type="float">
            <text:p>3.53229458389083</text:p>
          </table:table-cell>
          <table:table-cell office:value-type="float" office:value="4.08561677997489" calcext:value-type="float">
            <text:p>4.08561677997489</text:p>
          </table:table-cell>
          <table:table-cell office:value-type="float" office:value="8.13010235415601" calcext:value-type="float">
            <text:p>8.130102354156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.79270236571335" calcext:value-type="float">
            <text:p>2.79270236571335</text:p>
          </table:table-cell>
          <table:table-cell office:value-type="float" office:value="3.06648550112594" calcext:value-type="float">
            <text:p>3.06648550112594</text:p>
          </table:table-cell>
          <table:table-cell office:value-type="float" office:value="8.27589282707516" calcext:value-type="float">
            <text:p>8.275892827075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82712457816116" calcext:value-type="float">
            <text:p>2.82712457816116</text:p>
          </table:table-cell>
          <table:table-cell office:value-type="float" office:value="3.01278750418329" calcext:value-type="float">
            <text:p>3.01278750418329</text:p>
          </table:table-cell>
          <table:table-cell office:value-type="float" office:value="8.13010235415601" calcext:value-type="float">
            <text:p>8.130102354156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.82712457816116" calcext:value-type="float">
            <text:p>2.82712457816116</text:p>
          </table:table-cell>
          <table:table-cell office:value-type="float" office:value="3.06648550112594" calcext:value-type="float">
            <text:p>3.06648550112594</text:p>
          </table:table-cell>
          <table:table-cell office:value-type="float" office:value="8.13010235415601" calcext:value-type="float">
            <text:p>8.1301023541560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79270236571335" calcext:value-type="float">
            <text:p>2.79270236571335</text:p>
          </table:table-cell>
          <table:table-cell office:value-type="float" office:value="3.06648550112594" calcext:value-type="float">
            <text:p>3.06648550112594</text:p>
          </table:table-cell>
          <table:table-cell office:value-type="float" office:value="8.13010235415601" calcext:value-type="float">
            <text:p>8.130102354156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79270236571335" calcext:value-type="float">
            <text:p>2.79270236571335</text:p>
          </table:table-cell>
          <table:table-cell office:value-type="float" office:value="2.00955381302123" calcext:value-type="float">
            <text:p>2.00955381302123</text:p>
          </table:table-cell>
          <table:table-cell office:value-type="float" office:value="8.13010235415601" calcext:value-type="float">
            <text:p>8.130102354156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.82712457816116" calcext:value-type="float">
            <text:p>2.82712457816116</text:p>
          </table:table-cell>
          <table:table-cell office:value-type="float" office:value="1.00508600525414" calcext:value-type="float">
            <text:p>1.00508600525414</text:p>
          </table:table-cell>
          <table:table-cell office:value-type="float" office:value="8.13010235415601" calcext:value-type="float">
            <text:p>8.130102354156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79270236571335" calcext:value-type="float">
            <text:p>2.79270236571335</text:p>
          </table:table-cell>
          <table:table-cell office:value-type="float" office:value="1.00508600525414" calcext:value-type="float">
            <text:p>1.00508600525414</text:p>
          </table:table-cell>
          <table:table-cell office:value-type="float" office:value="7.00126755749535" calcext:value-type="float">
            <text:p>7.001267557495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.09525256462389" calcext:value-type="float">
            <text:p>2.09525256462389</text:p>
          </table:table-cell>
          <table:table-cell office:value-type="float" office:value="0.971021931079197" calcext:value-type="float">
            <text:p>0.971021931079197</text:p>
          </table:table-cell>
          <table:table-cell office:value-type="float" office:value="6.88172363063691" calcext:value-type="float">
            <text:p>6.8817236306369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38035407344441" calcext:value-type="float">
            <text:p>1.38035407344441</text:p>
          </table:table-cell>
          <table:table-cell office:value-type="float" office:value="0.954841253872355" calcext:value-type="float">
            <text:p>0.954841253872355</text:p>
          </table:table-cell>
          <table:table-cell office:value-type="float" office:value="6.88172363063691" calcext:value-type="float">
            <text:p>6.881723630636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38035407344441" calcext:value-type="float">
            <text:p>1.38035407344441</text:p>
          </table:table-cell>
          <table:table-cell office:value-type="float" office:value="0.954841253872355" calcext:value-type="float">
            <text:p>0.954841253872355</text:p>
          </table:table-cell>
          <table:table-cell office:value-type="float" office:value="6.00900595749453" calcext:value-type="float">
            <text:p>6.0090059574945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38035407344441" calcext:value-type="float">
            <text:p>1.38035407344441</text:p>
          </table:table-cell>
          <table:table-cell office:value-type="float" office:value="1.94148639091435" calcext:value-type="float">
            <text:p>1.94148639091435</text:p>
          </table:table-cell>
          <table:table-cell office:value-type="float" office:value="6.00900595749453" calcext:value-type="float">
            <text:p>6.009005957494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82060393173034" calcext:value-type="float">
            <text:p>0.682060393173034</text:p>
          </table:table-cell>
          <table:table-cell office:value-type="float" office:value="0.954841253872355" calcext:value-type="float">
            <text:p>0.954841253872355</text:p>
          </table:table-cell>
          <table:table-cell office:value-type="float" office:value="6.00900595749453" calcext:value-type="float">
            <text:p>6.0090059574945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0.954841253872355" calcext:value-type="float">
            <text:p>0.954841253872355</text:p>
          </table:table-cell>
          <table:table-cell office:value-type="float" office:value="6.00900595749453" calcext:value-type="float">
            <text:p>6.009005957494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36392753160292" calcext:value-type="float">
            <text:p>1.36392753160292</text:p>
          </table:table-cell>
          <table:table-cell office:value-type="float" office:value="0.939190945735401" calcext:value-type="float">
            <text:p>0.939190945735401</text:p>
          </table:table-cell>
          <table:table-cell office:value-type="float" office:value="5.80672690553153" calcext:value-type="float">
            <text:p>5.8067269055315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04540848888719" calcext:value-type="float">
            <text:p>2.04540848888719</text:p>
          </table:table-cell>
          <table:table-cell office:value-type="float" office:value="0.939190945735401" calcext:value-type="float">
            <text:p>0.939190945735401</text:p>
          </table:table-cell>
          <table:table-cell office:value-type="float" office:value="5.80672690553153" calcext:value-type="float">
            <text:p>5.8067269055315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75910765862023" calcext:value-type="float">
            <text:p>2.75910765862023</text:p>
          </table:table-cell>
          <table:table-cell office:value-type="float" office:value="0" calcext:value-type="float">
            <text:p>0</text:p>
          </table:table-cell>
          <table:table-cell office:value-type="float" office:value="6.76617482255312" calcext:value-type="float">
            <text:p>6.766174822553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48932490579638" calcext:value-type="float">
            <text:p>3.48932490579638</text:p>
          </table:table-cell>
          <table:table-cell office:value-type="float" office:value="0.90938044919937" calcext:value-type="float">
            <text:p>0.90938044919937</text:p>
          </table:table-cell>
          <table:table-cell office:value-type="float" office:value="3.75172907052604" calcext:value-type="float">
            <text:p>3.751729070526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.13467137373645" calcext:value-type="float">
            <text:p>4.13467137373645</text:p>
          </table:table-cell>
          <table:table-cell office:value-type="float" office:value="0" calcext:value-type="float">
            <text:p>0</text:p>
          </table:table-cell>
          <table:table-cell office:value-type="float" office:value="2.68377515946905" calcext:value-type="float">
            <text:p>2.683775159469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.82076607809269" calcext:value-type="float">
            <text:p>4.82076607809269</text:p>
          </table:table-cell>
          <table:table-cell office:value-type="float" office:value="0.88140399658209" calcext:value-type="float">
            <text:p>0.88140399658209</text:p>
          </table:table-cell>
          <table:table-cell office:value-type="float" office:value="1.76239102366023" calcext:value-type="float">
            <text:p>1.7623910236602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.76364169072614" calcext:value-type="float">
            <text:p>4.76364169072614</text:p>
          </table:table-cell>
          <table:table-cell table:number-columns-repeated="2" office:value-type="float" office:value="0.88140399658209" calcext:value-type="float">
            <text:p>0.8814039965820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50547785797834" calcext:value-type="float">
            <text:p>5.50547785797834</text:p>
          </table:table-cell>
          <table:table-cell office:value-type="float" office:value="1.78991060824608" calcext:value-type="float">
            <text:p>1.78991060824608</text:p>
          </table:table-cell>
          <table:table-cell office:value-type="float" office:value="0.855097396266693" calcext:value-type="float">
            <text:p>0.8550973962666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37670542805077" calcext:value-type="float">
            <text:p>5.37670542805077</text:p>
          </table:table-cell>
          <table:table-cell office:value-type="float" office:value="1.78991060824608" calcext:value-type="float">
            <text:p>1.78991060824608</text:p>
          </table:table-cell>
          <table:table-cell office:value-type="float" office:value="0.88140399658209" calcext:value-type="float">
            <text:p>0.8814039965820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04409216224114" calcext:value-type="float">
            <text:p>6.04409216224114</text:p>
          </table:table-cell>
          <table:table-cell table:number-columns-repeated="2" office:value-type="float" office:value="1.73570458892835" calcext:value-type="float">
            <text:p>1.7357045889283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97432328648064" calcext:value-type="float">
            <text:p>5.97432328648064</text:p>
          </table:table-cell>
          <table:table-cell office:value-type="float" office:value="3.52145337692216" calcext:value-type="float">
            <text:p>3.52145337692216</text:p>
          </table:table-cell>
          <table:table-cell office:value-type="float" office:value="0.868051449745789" calcext:value-type="float">
            <text:p>0.86805144974578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04409216224114" calcext:value-type="float">
            <text:p>6.04409216224114</text:p>
          </table:table-cell>
          <table:table-cell office:value-type="float" office:value="3.52145337692216" calcext:value-type="float">
            <text:p>3.52145337692216</text:p>
          </table:table-cell>
          <table:table-cell office:value-type="float" office:value="1.73570458892835" calcext:value-type="float">
            <text:p>1.735704588928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9061411137705" calcext:value-type="float">
            <text:p>5.9061411137705</text:p>
          </table:table-cell>
          <table:table-cell office:value-type="float" office:value="4.46715906138933" calcext:value-type="float">
            <text:p>4.46715906138933</text:p>
          </table:table-cell>
          <table:table-cell office:value-type="float" office:value="2.64254529406459" calcext:value-type="float">
            <text:p>2.6425452940645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25380275126223" calcext:value-type="float">
            <text:p>5.25380275126223</text:p>
          </table:table-cell>
          <table:table-cell office:value-type="float" office:value="4.46715906138933" calcext:value-type="float">
            <text:p>4.46715906138933</text:p>
          </table:table-cell>
          <table:table-cell office:value-type="float" office:value="2.64254529406459" calcext:value-type="float">
            <text:p>2.6425452940645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.54804240912539" calcext:value-type="float">
            <text:p>4.54804240912539</text:p>
          </table:table-cell>
          <table:table-cell office:value-type="float" office:value="5.35582504285514" calcext:value-type="float">
            <text:p>5.35582504285514</text:p>
          </table:table-cell>
          <table:table-cell office:value-type="float" office:value="4.46715906138933" calcext:value-type="float">
            <text:p>4.4671590613893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90049374238188" calcext:value-type="float">
            <text:p>3.90049374238188</text:p>
          </table:table-cell>
          <table:table-cell office:value-type="float" office:value="5.35582504285514" calcext:value-type="float">
            <text:p>5.35582504285514</text:p>
          </table:table-cell>
          <table:table-cell office:value-type="float" office:value="3.52145337692216" calcext:value-type="float">
            <text:p>3.521453376922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14495746469806" calcext:value-type="float">
            <text:p>3.14495746469806</text:p>
          </table:table-cell>
          <table:table-cell office:value-type="float" office:value="4.46715906138933" calcext:value-type="float">
            <text:p>4.46715906138933</text:p>
          </table:table-cell>
          <table:table-cell office:value-type="float" office:value="4.53777250790668" calcext:value-type="float">
            <text:p>4.537772507906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24536426676832" calcext:value-type="float">
            <text:p>1.24536426676832</text:p>
          </table:table-cell>
          <table:table-cell office:value-type="float" office:value="6.54629078329405" calcext:value-type="float">
            <text:p>6.54629078329405</text:p>
          </table:table-cell>
          <table:table-cell office:value-type="float" office:value="4.6858998395027" calcext:value-type="float">
            <text:p>4.68589983950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6059908399419" calcext:value-type="float">
            <text:p>0.616059908399419</text:p>
          </table:table-cell>
          <table:table-cell office:value-type="float" office:value="6.54629078329405" calcext:value-type="float">
            <text:p>6.54629078329405</text:p>
          </table:table-cell>
          <table:table-cell office:value-type="float" office:value="5.61758059012686" calcext:value-type="float">
            <text:p>5.6175805901268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6.44160009933501" calcext:value-type="float">
            <text:p>6.44160009933501</text:p>
          </table:table-cell>
          <table:table-cell office:value-type="float" office:value="5.61758059012686" calcext:value-type="float">
            <text:p>5.617580590126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22755687206521" calcext:value-type="float">
            <text:p>0.622755687206521</text:p>
          </table:table-cell>
          <table:table-cell table:number-columns-repeated="2" office:value-type="float" office:value="6.54629078329405" calcext:value-type="float">
            <text:p>6.546290783294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23197740263993" calcext:value-type="float">
            <text:p>1.23197740263993</text:p>
          </table:table-cell>
          <table:table-cell office:value-type="float" office:value="6.44160009933501" calcext:value-type="float">
            <text:p>6.44160009933501</text:p>
          </table:table-cell>
          <table:table-cell office:value-type="float" office:value="7.47155917659239" calcext:value-type="float">
            <text:p>7.4715591765923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23197740263993" calcext:value-type="float">
            <text:p>1.23197740263993</text:p>
          </table:table-cell>
          <table:table-cell office:value-type="float" office:value="7.35237935989237" calcext:value-type="float">
            <text:p>7.35237935989237</text:p>
          </table:table-cell>
          <table:table-cell office:value-type="float" office:value="7.47155917659239" calcext:value-type="float">
            <text:p>7.471559176592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84761026599471" calcext:value-type="float">
            <text:p>1.84761026599471</text:p>
          </table:table-cell>
          <table:table-cell office:value-type="float" office:value="7.12501634890176" calcext:value-type="float">
            <text:p>7.12501634890176</text:p>
          </table:table-cell>
          <table:table-cell office:value-type="float" office:value="6.34019174590991" calcext:value-type="float">
            <text:p>6.3401917459099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84761026599471" calcext:value-type="float">
            <text:p>1.84761026599471</text:p>
          </table:table-cell>
          <table:table-cell office:value-type="float" office:value="6.34019174590991" calcext:value-type="float">
            <text:p>6.34019174590991</text:p>
          </table:table-cell>
          <table:table-cell office:value-type="float" office:value="7.35237935989237" calcext:value-type="float">
            <text:p>7.3523793598923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.43664824681029" calcext:value-type="float">
            <text:p>2.43664824681029</text:p>
          </table:table-cell>
          <table:table-cell office:value-type="float" office:value="7.12501634890176" calcext:value-type="float">
            <text:p>7.12501634890176</text:p>
          </table:table-cell>
          <table:table-cell office:value-type="float" office:value="7.23692202596797" calcext:value-type="float">
            <text:p>7.2369220259679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.04477844419412" calcext:value-type="float">
            <text:p>3.04477844419412</text:p>
          </table:table-cell>
          <table:table-cell table:number-columns-repeated="2" office:value-type="float" office:value="7.12501634890176" calcext:value-type="float">
            <text:p>7.125016348901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.41102974661127" calcext:value-type="float">
            <text:p>2.41102974661127</text:p>
          </table:table-cell>
          <table:table-cell office:value-type="float" office:value="6.2419143474151" calcext:value-type="float">
            <text:p>6.2419143474151</text:p>
          </table:table-cell>
          <table:table-cell office:value-type="float" office:value="7.12501634890176" calcext:value-type="float">
            <text:p>7.1250163489017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.41102974661127" calcext:value-type="float">
            <text:p>2.41102974661127</text:p>
          </table:table-cell>
          <table:table-cell office:value-type="float" office:value="7.12501634890176" calcext:value-type="float">
            <text:p>7.12501634890176</text:p>
          </table:table-cell>
          <table:table-cell office:value-type="float" office:value="7.23692202596797" calcext:value-type="float">
            <text:p>7.2369220259679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01278750418341" calcext:value-type="float">
            <text:p>3.01278750418341</text:p>
          </table:table-cell>
          <table:table-cell office:value-type="float" office:value="6.2419143474151" calcext:value-type="float">
            <text:p>6.2419143474151</text:p>
          </table:table-cell>
          <table:table-cell office:value-type="float" office:value="7.12501634890176" calcext:value-type="float">
            <text:p>7.1250163489017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.98146121998209" calcext:value-type="float">
            <text:p>2.98146121998209</text:p>
          </table:table-cell>
          <table:table-cell office:value-type="float" office:value="6.34019174590991" calcext:value-type="float">
            <text:p>6.34019174590991</text:p>
          </table:table-cell>
          <table:table-cell office:value-type="float" office:value="7.12501634890176" calcext:value-type="float">
            <text:p>7.1250163489017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.98146121998209" calcext:value-type="float">
            <text:p>2.98146121998209</text:p>
          </table:table-cell>
          <table:table-cell office:value-type="float" office:value="6.2419143474151" calcext:value-type="float">
            <text:p>6.2419143474151</text:p>
          </table:table-cell>
          <table:table-cell office:value-type="float" office:value="7.01650174472298" calcext:value-type="float">
            <text:p>7.0165017447229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.95077910900635" calcext:value-type="float">
            <text:p>2.95077910900635</text:p>
          </table:table-cell>
          <table:table-cell office:value-type="float" office:value="6.44160009933501" calcext:value-type="float">
            <text:p>6.44160009933501</text:p>
          </table:table-cell>
          <table:table-cell office:value-type="float" office:value="7.01650174472298" calcext:value-type="float">
            <text:p>7.0165017447229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50353164478447" calcext:value-type="float">
            <text:p>3.50353164478447</text:p>
          </table:table-cell>
          <table:table-cell office:value-type="float" office:value="7.23692202596797" calcext:value-type="float">
            <text:p>7.23692202596797</text:p>
          </table:table-cell>
          <table:table-cell office:value-type="float" office:value="6.14662565964673" calcext:value-type="float">
            <text:p>6.1466256596467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50353164478447" calcext:value-type="float">
            <text:p>3.50353164478447</text:p>
          </table:table-cell>
          <table:table-cell office:value-type="float" office:value="7.23692202596797" calcext:value-type="float">
            <text:p>7.23692202596797</text:p>
          </table:table-cell>
          <table:table-cell office:value-type="float" office:value="7.12501634890176" calcext:value-type="float">
            <text:p>7.1250163489017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4682292589172" calcext:value-type="float">
            <text:p>3.4682292589172</text:p>
          </table:table-cell>
          <table:table-cell office:value-type="float" office:value="6.34019174590991" calcext:value-type="float">
            <text:p>6.34019174590991</text:p>
          </table:table-cell>
          <table:table-cell office:value-type="float" office:value="7.01650174472298" calcext:value-type="float">
            <text:p>7.0165017447229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.89126959622057" calcext:value-type="float">
            <text:p>2.89126959622057</text:p>
          </table:table-cell>
          <table:table-cell office:value-type="float" office:value="5.35582504285514" calcext:value-type="float">
            <text:p>5.35582504285514</text:p>
          </table:table-cell>
          <table:table-cell office:value-type="float" office:value="7.01650174472298" calcext:value-type="float">
            <text:p>7.0165017447229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.92072152100035" calcext:value-type="float">
            <text:p>2.92072152100035</text:p>
          </table:table-cell>
          <table:table-cell office:value-type="float" office:value="6.34019174590991" calcext:value-type="float">
            <text:p>6.34019174590991</text:p>
          </table:table-cell>
          <table:table-cell office:value-type="float" office:value="6.91122711902472" calcext:value-type="float">
            <text:p>6.9112271190247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.86240522611165" calcext:value-type="float">
            <text:p>2.86240522611165</text:p>
          </table:table-cell>
          <table:table-cell office:value-type="float" office:value="4.53777250790668" calcext:value-type="float">
            <text:p>4.53777250790668</text:p>
          </table:table-cell>
          <table:table-cell office:value-type="float" office:value="7.88313931672972" calcext:value-type="float">
            <text:p>7.883139316729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43363036245061" calcext:value-type="float">
            <text:p>3.43363036245061</text:p>
          </table:table-cell>
          <table:table-cell office:value-type="float" office:value="4.46715906138933" calcext:value-type="float">
            <text:p>4.46715906138933</text:p>
          </table:table-cell>
          <table:table-cell office:value-type="float" office:value="7.6506509553594" calcext:value-type="float">
            <text:p>7.650650955359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39971415912319" calcext:value-type="float">
            <text:p>3.39971415912319</text:p>
          </table:table-cell>
          <table:table-cell office:value-type="float" office:value="3.4682292589172" calcext:value-type="float">
            <text:p>3.4682292589172</text:p>
          </table:table-cell>
          <table:table-cell office:value-type="float" office:value="7.5394451395093" calcext:value-type="float">
            <text:p>7.539445139509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96465472285614" calcext:value-type="float">
            <text:p>3.96465472285614</text:p>
          </table:table-cell>
          <table:table-cell office:value-type="float" office:value="2.5637702114651" calcext:value-type="float">
            <text:p>2.5637702114651</text:p>
          </table:table-cell>
          <table:table-cell office:value-type="float" office:value="7.43140797117249" calcext:value-type="float">
            <text:p>7.4314079711724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39971415912319" calcext:value-type="float">
            <text:p>3.39971415912319</text:p>
          </table:table-cell>
          <table:table-cell office:value-type="float" office:value="1.66028236898313" calcext:value-type="float">
            <text:p>1.66028236898313</text:p>
          </table:table-cell>
          <table:table-cell office:value-type="float" office:value="8.13010235415596" calcext:value-type="float">
            <text:p>8.130102354155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00417294070939" calcext:value-type="float">
            <text:p>4.00417294070939</text:p>
          </table:table-cell>
          <table:table-cell office:value-type="float" office:value="0" calcext:value-type="float">
            <text:p>0</text:p>
          </table:table-cell>
          <table:table-cell office:value-type="float" office:value="8.01709307365529" calcext:value-type="float">
            <text:p>8.017093073655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.43363036245061" calcext:value-type="float">
            <text:p>3.43363036245061</text:p>
          </table:table-cell>
          <table:table-cell office:value-type="float" office:value="-1.54815769897798" calcext:value-type="float">
            <text:p>-1.54815769897798</text:p>
          </table:table-cell>
          <table:table-cell office:value-type="float" office:value="8.6863545812367" calcext:value-type="float">
            <text:p>8.686354581236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00417294070939" calcext:value-type="float">
            <text:p>4.00417294070939</text:p>
          </table:table-cell>
          <table:table-cell office:value-type="float" office:value="-1.50743575877464" calcext:value-type="float">
            <text:p>-1.50743575877464</text:p>
          </table:table-cell>
          <table:table-cell office:value-type="float" office:value="8.5691418798376" calcext:value-type="float">
            <text:p>8.569141879837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.5739212599009" calcext:value-type="float">
            <text:p>4.5739212599009</text:p>
          </table:table-cell>
          <table:table-cell office:value-type="float" office:value="-2.26050191114103" calcext:value-type="float">
            <text:p>-2.26050191114103</text:p>
          </table:table-cell>
          <table:table-cell office:value-type="float" office:value="8.45502767717739" calcext:value-type="float">
            <text:p>8.4550276771773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14276455788423" calcext:value-type="float">
            <text:p>5.14276455788423</text:p>
          </table:table-cell>
          <table:table-cell office:value-type="float" office:value="-3.01278750418329" calcext:value-type="float">
            <text:p>-3.01278750418329</text:p>
          </table:table-cell>
          <table:table-cell office:value-type="float" office:value="8.5691418798376" calcext:value-type="float">
            <text:p>8.569141879837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1944289077348" calcext:value-type="float">
            <text:p>5.1944289077348</text:p>
          </table:table-cell>
          <table:table-cell office:value-type="float" office:value="-3.05288251479246" calcext:value-type="float">
            <text:p>-3.05288251479246</text:p>
          </table:table-cell>
          <table:table-cell office:value-type="float" office:value="8.45502767717739" calcext:value-type="float">
            <text:p>8.4550276771773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71059313749957" calcext:value-type="float">
            <text:p>5.71059313749957</text:p>
          </table:table-cell>
          <table:table-cell office:value-type="float" office:value="-2.29061004263843" calcext:value-type="float">
            <text:p>-2.29061004263843</text:p>
          </table:table-cell>
          <table:table-cell office:value-type="float" office:value="8.45502767717739" calcext:value-type="float">
            <text:p>8.4550276771773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71059313749957" calcext:value-type="float">
            <text:p>5.71059313749957</text:p>
          </table:table-cell>
          <table:table-cell office:value-type="float" office:value="-1.48786752882792" calcext:value-type="float">
            <text:p>-1.48786752882792</text:p>
          </table:table-cell>
          <table:table-cell office:value-type="float" office:value="8.34389158403308" calcext:value-type="float">
            <text:p>8.3438915840330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71059313749957" calcext:value-type="float">
            <text:p>5.71059313749957</text:p>
          </table:table-cell>
          <table:table-cell office:value-type="float" office:value="-1.50743575877464" calcext:value-type="float">
            <text:p>-1.50743575877464</text:p>
          </table:table-cell>
          <table:table-cell office:value-type="float" office:value="8.34389158403308" calcext:value-type="float">
            <text:p>8.3438915840330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21563589970271" calcext:value-type="float">
            <text:p>6.21563589970271</text:p>
          </table:table-cell>
          <table:table-cell office:value-type="float" office:value="-0.744059202888511" calcext:value-type="float">
            <text:p>-0.744059202888511</text:p>
          </table:table-cell>
          <table:table-cell office:value-type="float" office:value="8.34389158403308" calcext:value-type="float">
            <text:p>8.343891584033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21563589970271" calcext:value-type="float">
            <text:p>6.21563589970271</text:p>
          </table:table-cell>
          <table:table-cell office:value-type="float" office:value="-1.4688007143857" calcext:value-type="float">
            <text:p>-1.4688007143857</text:p>
          </table:table-cell>
          <table:table-cell office:value-type="float" office:value="8.34389158403308" calcext:value-type="float">
            <text:p>8.3438915840330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21563589970271" calcext:value-type="float">
            <text:p>6.21563589970271</text:p>
          </table:table-cell>
          <table:table-cell office:value-type="float" office:value="-1.45021629093328" calcext:value-type="float">
            <text:p>-1.45021629093328</text:p>
          </table:table-cell>
          <table:table-cell office:value-type="float" office:value="8.23561932420944" calcext:value-type="float">
            <text:p>8.2356193242094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15516834327398" calcext:value-type="float">
            <text:p>6.15516834327398</text:p>
          </table:table-cell>
          <table:table-cell office:value-type="float" office:value="-0.725224299059184" calcext:value-type="float">
            <text:p>-0.725224299059184</text:p>
          </table:table-cell>
          <table:table-cell office:value-type="float" office:value="7.49585763972989" calcext:value-type="float">
            <text:p>7.4958576397298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70983680775695" calcext:value-type="float">
            <text:p>6.70983680775695</text:p>
          </table:table-cell>
          <table:table-cell office:value-type="float" office:value="-0.725224299059184" calcext:value-type="float">
            <text:p>-0.725224299059184</text:p>
          </table:table-cell>
          <table:table-cell office:value-type="float" office:value="8.34389158403308" calcext:value-type="float">
            <text:p>8.3438915840330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0983680775695" calcext:value-type="float">
            <text:p>6.70983680775695</text:p>
          </table:table-cell>
          <table:table-cell office:value-type="float" office:value="0" calcext:value-type="float">
            <text:p>0</text:p>
          </table:table-cell>
          <table:table-cell office:value-type="float" office:value="7.59464336859145" calcext:value-type="float">
            <text:p>7.594643368591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64527821027448" calcext:value-type="float">
            <text:p>6.64527821027448</text:p>
          </table:table-cell>
          <table:table-cell office:value-type="float" office:value="0.71615994547015" calcext:value-type="float">
            <text:p>0.71615994547015</text:p>
          </table:table-cell>
          <table:table-cell office:value-type="float" office:value="7.49585763972989" calcext:value-type="float">
            <text:p>7.4958576397298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03768252142284" calcext:value-type="float">
            <text:p>6.03768252142284</text:p>
          </table:table-cell>
          <table:table-cell office:value-type="float" office:value="1.45021629093328" calcext:value-type="float">
            <text:p>1.45021629093328</text:p>
          </table:table-cell>
          <table:table-cell office:value-type="float" office:value="7.59464336859145" calcext:value-type="float">
            <text:p>7.5946433685914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03768252142284" calcext:value-type="float">
            <text:p>6.03768252142284</text:p>
          </table:table-cell>
          <table:table-cell office:value-type="float" office:value="2.89857679928169" calcext:value-type="float">
            <text:p>2.89857679928169</text:p>
          </table:table-cell>
          <table:table-cell office:value-type="float" office:value="8.34389158403308" calcext:value-type="float">
            <text:p>8.3438915840330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98059952476344" calcext:value-type="float">
            <text:p>5.98059952476344</text:p>
          </table:table-cell>
          <table:table-cell office:value-type="float" office:value="2.86240522611191" calcext:value-type="float">
            <text:p>2.86240522611191</text:p>
          </table:table-cell>
          <table:table-cell office:value-type="float" office:value="7.59464336859145" calcext:value-type="float">
            <text:p>7.5946433685914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38931175997335" calcext:value-type="float">
            <text:p>5.38931175997335</text:p>
          </table:table-cell>
          <table:table-cell office:value-type="float" office:value="3.57633437499737" calcext:value-type="float">
            <text:p>3.57633437499737</text:p>
          </table:table-cell>
          <table:table-cell office:value-type="float" office:value="8.34389158403308" calcext:value-type="float">
            <text:p>8.3438915840330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29008120537121" calcext:value-type="float">
            <text:p>5.29008120537121</text:p>
          </table:table-cell>
          <table:table-cell office:value-type="float" office:value="5.06361685303013" calcext:value-type="float">
            <text:p>5.06361685303013</text:p>
          </table:table-cell>
          <table:table-cell office:value-type="float" office:value="8.23561932420944" calcext:value-type="float">
            <text:p>8.2356193242094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80795396303045" calcext:value-type="float">
            <text:p>4.80795396303045</text:p>
          </table:table-cell>
          <table:table-cell office:value-type="float" office:value="6.49934627965456" calcext:value-type="float">
            <text:p>6.49934627965456</text:p>
          </table:table-cell>
          <table:table-cell office:value-type="float" office:value="8.45502767717739" calcext:value-type="float">
            <text:p>8.4550276771773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.76364169072622" calcext:value-type="float">
            <text:p>4.76364169072622</text:p>
          </table:table-cell>
          <table:table-cell office:value-type="float" office:value="7.30575953331082" calcext:value-type="float">
            <text:p>7.30575953331082</text:p>
          </table:table-cell>
          <table:table-cell office:value-type="float" office:value="8.13010235415596" calcext:value-type="float">
            <text:p>8.1301023541559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.72013693104354" calcext:value-type="float">
            <text:p>4.72013693104354</text:p>
          </table:table-cell>
          <table:table-cell office:value-type="float" office:value="7.21426203920676" calcext:value-type="float">
            <text:p>7.21426203920676</text:p>
          </table:table-cell>
          <table:table-cell office:value-type="float" office:value="8.13010235415596" calcext:value-type="float">
            <text:p>8.1301023541559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.19766835716098" calcext:value-type="float">
            <text:p>4.19766835716098</text:p>
          </table:table-cell>
          <table:table-cell office:value-type="float" office:value="7.12501634890176" calcext:value-type="float">
            <text:p>7.12501634890176</text:p>
          </table:table-cell>
          <table:table-cell office:value-type="float" office:value="8.85795876362837" calcext:value-type="float">
            <text:p>8.857958763628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19766835716098" calcext:value-type="float">
            <text:p>4.19766835716098</text:p>
          </table:table-cell>
          <table:table-cell office:value-type="float" office:value="7.82907651005961" calcext:value-type="float">
            <text:p>7.82907651005961</text:p>
          </table:table-cell>
          <table:table-cell office:value-type="float" office:value="8.74616226255525" calcext:value-type="float">
            <text:p>8.746162262555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64118525790125" calcext:value-type="float">
            <text:p>3.64118525790125</text:p>
          </table:table-cell>
          <table:table-cell office:value-type="float" office:value="7.82907651005961" calcext:value-type="float">
            <text:p>7.82907651005961</text:p>
          </table:table-cell>
          <table:table-cell office:value-type="float" office:value="9.58294472353264" calcext:value-type="float">
            <text:p>9.582944723532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64118525790125" calcext:value-type="float">
            <text:p>3.64118525790125</text:p>
          </table:table-cell>
          <table:table-cell office:value-type="float" office:value="9.00850374202511" calcext:value-type="float">
            <text:p>9.00850374202511</text:p>
          </table:table-cell>
          <table:table-cell office:value-type="float" office:value="8.9726266148964" calcext:value-type="float">
            <text:p>8.972626614896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67449952082968" calcext:value-type="float">
            <text:p>3.67449952082968</text:p>
          </table:table-cell>
          <table:table-cell office:value-type="float" office:value="9.68878656036679" calcext:value-type="float">
            <text:p>9.68878656036679</text:p>
          </table:table-cell>
          <table:table-cell office:value-type="float" office:value="8.85795876362837" calcext:value-type="float">
            <text:p>8.8579587636283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64118525790125" calcext:value-type="float">
            <text:p>3.64118525790125</text:p>
          </table:table-cell>
          <table:table-cell office:value-type="float" office:value="8.90171603289199" calcext:value-type="float">
            <text:p>8.90171603289199</text:p>
          </table:table-cell>
          <table:table-cell office:value-type="float" office:value="9.46232220802561" calcext:value-type="float">
            <text:p>9.462322208025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60846885256631" calcext:value-type="float">
            <text:p>3.60846885256631</text:p>
          </table:table-cell>
          <table:table-cell office:value-type="float" office:value="8.2267224641082" calcext:value-type="float">
            <text:p>8.2267224641082</text:p>
          </table:table-cell>
          <table:table-cell office:value-type="float" office:value="8.74616226255525" calcext:value-type="float">
            <text:p>8.746162262555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60846885256631" calcext:value-type="float">
            <text:p>3.60846885256631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8.74616226255525" calcext:value-type="float">
            <text:p>8.7461622625552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06648550112594" calcext:value-type="float">
            <text:p>3.06648550112594</text:p>
          </table:table-cell>
          <table:table-cell office:value-type="float" office:value="8.13010235415601" calcext:value-type="float">
            <text:p>8.13010235415601</text:p>
          </table:table-cell>
          <table:table-cell office:value-type="float" office:value="8.53076560994814" calcext:value-type="float">
            <text:p>8.5307656099481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03939956892689" calcext:value-type="float">
            <text:p>3.03939956892689</text:p>
          </table:table-cell>
          <table:table-cell office:value-type="float" office:value="7.37376636133014" calcext:value-type="float">
            <text:p>7.37376636133014</text:p>
          </table:table-cell>
          <table:table-cell office:value-type="float" office:value="7.64040676102677" calcext:value-type="float">
            <text:p>7.6404067610267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01278750418329" calcext:value-type="float">
            <text:p>3.01278750418329</text:p>
          </table:table-cell>
          <table:table-cell office:value-type="float" office:value="7.46056612616833" calcext:value-type="float">
            <text:p>7.46056612616833</text:p>
          </table:table-cell>
          <table:table-cell office:value-type="float" office:value="7.21426203920676" calcext:value-type="float">
            <text:p>7.2142620392067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03939956892689" calcext:value-type="float">
            <text:p>3.03939956892689</text:p>
          </table:table-cell>
          <table:table-cell office:value-type="float" office:value="6.63251461513847" calcext:value-type="float">
            <text:p>6.63251461513847</text:p>
          </table:table-cell>
          <table:table-cell office:value-type="float" office:value="4.13467137373645" calcext:value-type="float">
            <text:p>4.1346713737364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53355888839457" calcext:value-type="float">
            <text:p>2.53355888839457</text:p>
          </table:table-cell>
          <table:table-cell office:value-type="float" office:value="6.55694649816341" calcext:value-type="float">
            <text:p>6.55694649816341</text:p>
          </table:table-cell>
          <table:table-cell office:value-type="float" office:value="1.33221985386997" calcext:value-type="float">
            <text:p>1.3322198538699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.53355888839457" calcext:value-type="float">
            <text:p>2.53355888839457</text:p>
          </table:table-cell>
          <table:table-cell office:value-type="float" office:value="7.12501634890176" calcext:value-type="float">
            <text:p>7.12501634890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.00955381302123" calcext:value-type="float">
            <text:p>2.00955381302123</text:p>
          </table:table-cell>
          <table:table-cell office:value-type="float" office:value="7.28895232361013" calcext:value-type="float">
            <text:p>7.28895232361013</text:p>
          </table:table-cell>
          <table:table-cell office:value-type="float" office:value="-1.33221985386997" calcext:value-type="float">
            <text:p>-1.3322198538699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00955381302123" calcext:value-type="float">
            <text:p>2.00955381302123</text:p>
          </table:table-cell>
          <table:table-cell office:value-type="float" office:value="7.67896380736873" calcext:value-type="float">
            <text:p>7.67896380736873</text:p>
          </table:table-cell>
          <table:table-cell office:value-type="float" office:value="-1.97493401088196" calcext:value-type="float">
            <text:p>-1.974934010881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.00955381302123" calcext:value-type="float">
            <text:p>2.00955381302123</text:p>
          </table:table-cell>
          <table:table-cell office:value-type="float" office:value="7.67896380736873" calcext:value-type="float">
            <text:p>7.67896380736873</text:p>
          </table:table-cell>
          <table:table-cell office:value-type="float" office:value="-2.6025622024998" calcext:value-type="float">
            <text:p>-2.602562202499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50743575877488" calcext:value-type="float">
            <text:p>1.50743575877488</text:p>
          </table:table-cell>
          <table:table-cell office:value-type="float" office:value="7.67896380736873" calcext:value-type="float">
            <text:p>7.67896380736873</text:p>
          </table:table-cell>
          <table:table-cell office:value-type="float" office:value="-3.25194560036382" calcext:value-type="float">
            <text:p>-3.2519456003638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9433359126667" calcext:value-type="float">
            <text:p>1.49433359126667</text:p>
          </table:table-cell>
          <table:table-cell office:value-type="float" office:value="7.59464336859145" calcext:value-type="float">
            <text:p>7.59464336859145</text:p>
          </table:table-cell>
          <table:table-cell office:value-type="float" office:value="-3.85680098558986" calcext:value-type="float">
            <text:p>-3.8568009855898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8145717088694" calcext:value-type="float">
            <text:p>1.48145717088694</text:p>
          </table:table-cell>
          <table:table-cell office:value-type="float" office:value="7.67896380736873" calcext:value-type="float">
            <text:p>7.67896380736873</text:p>
          </table:table-cell>
          <table:table-cell office:value-type="float" office:value="-3.85680098558986" calcext:value-type="float">
            <text:p>-3.8568009855898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8145717088694" calcext:value-type="float">
            <text:p>1.48145717088694</text:p>
          </table:table-cell>
          <table:table-cell office:value-type="float" office:value="7.76516601842535" calcext:value-type="float">
            <text:p>7.76516601842535</text:p>
          </table:table-cell>
          <table:table-cell office:value-type="float" office:value="-4.49715161466775" calcext:value-type="float">
            <text:p>-4.497151614667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6880071438595" calcext:value-type="float">
            <text:p>1.46880071438595</text:p>
          </table:table-cell>
          <table:table-cell office:value-type="float" office:value="8.31027716752414" calcext:value-type="float">
            <text:p>8.31027716752414</text:p>
          </table:table-cell>
          <table:table-cell office:value-type="float" office:value="-4.54804240912539" calcext:value-type="float">
            <text:p>-4.5480424091253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6880071438595" calcext:value-type="float">
            <text:p>1.46880071438595</text:p>
          </table:table-cell>
          <table:table-cell office:value-type="float" office:value="8.31027716752414" calcext:value-type="float">
            <text:p>8.31027716752414</text:p>
          </table:table-cell>
          <table:table-cell office:value-type="float" office:value="-4.49715161466775" calcext:value-type="float">
            <text:p>-4.4971516146677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8145717088694" calcext:value-type="float">
            <text:p>1.48145717088694</text:p>
          </table:table-cell>
          <table:table-cell office:value-type="float" office:value="7.59464336859145" calcext:value-type="float">
            <text:p>7.59464336859145</text:p>
          </table:table-cell>
          <table:table-cell office:value-type="float" office:value="-3.85680098558986" calcext:value-type="float">
            <text:p>-3.8568009855898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6880071438595" calcext:value-type="float">
            <text:p>1.46880071438595</text:p>
          </table:table-cell>
          <table:table-cell office:value-type="float" office:value="7.04576912486748" calcext:value-type="float">
            <text:p>7.04576912486748</text:p>
          </table:table-cell>
          <table:table-cell office:value-type="float" office:value="-3.85680098558986" calcext:value-type="float">
            <text:p>-3.8568009855898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8145717088694" calcext:value-type="float">
            <text:p>1.48145717088694</text:p>
          </table:table-cell>
          <table:table-cell office:value-type="float" office:value="7.67896380736873" calcext:value-type="float">
            <text:p>7.67896380736873</text:p>
          </table:table-cell>
          <table:table-cell office:value-type="float" office:value="-3.25194560036382" calcext:value-type="float">
            <text:p>-3.2519456003638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987760399639804" calcext:value-type="float">
            <text:p>0.987760399639804</text:p>
          </table:table-cell>
          <table:table-cell office:value-type="float" office:value="7.04576912486748" calcext:value-type="float">
            <text:p>7.04576912486748</text:p>
          </table:table-cell>
          <table:table-cell office:value-type="float" office:value="-1.90915243299639" calcext:value-type="float">
            <text:p>-1.9091524329963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979319654339596" calcext:value-type="float">
            <text:p>0.979319654339596</text:p>
          </table:table-cell>
          <table:table-cell office:value-type="float" office:value="7.20605700138324" calcext:value-type="float">
            <text:p>7.20605700138324</text:p>
          </table:table-cell>
          <table:table-cell office:value-type="float" office:value="-0.65106038022977" calcext:value-type="float">
            <text:p>-0.6510603802297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979319654339596" calcext:value-type="float">
            <text:p>0.979319654339596</text:p>
          </table:table-cell>
          <table:table-cell office:value-type="float" office:value="7.28895232361013" calcext:value-type="float">
            <text:p>7.28895232361013</text:p>
          </table:table-cell>
          <table:table-cell office:value-type="float" office:value="-0.658543177564025" calcext:value-type="float">
            <text:p>-0.6585431775640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971021931079197" calcext:value-type="float">
            <text:p>0.971021931079197</text:p>
          </table:table-cell>
          <table:table-cell office:value-type="float" office:value="7.20605700138324" calcext:value-type="float">
            <text:p>7.20605700138324</text:p>
          </table:table-cell>
          <table:table-cell office:value-type="float" office:value="0.65106038022977" calcext:value-type="float">
            <text:p>0.6510603802297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77453777308512" calcext:value-type="float">
            <text:p>0.477453777308512</text:p>
          </table:table-cell>
          <table:table-cell office:value-type="float" office:value="6.7098368077569" calcext:value-type="float">
            <text:p>6.7098368077569</text:p>
          </table:table-cell>
          <table:table-cell office:value-type="float" office:value="1.30195267257872" calcext:value-type="float">
            <text:p>1.3019526725787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5.97432328648064" calcext:value-type="float">
            <text:p>5.97432328648064</text:p>
          </table:table-cell>
          <table:table-cell office:value-type="float" office:value="2.6025622024998" calcext:value-type="float">
            <text:p>2.602562202499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73508058735349" calcext:value-type="float">
            <text:p>0.473508058735349</text:p>
          </table:table-cell>
          <table:table-cell office:value-type="float" office:value="6.78897457443882" calcext:value-type="float">
            <text:p>6.78897457443882</text:p>
          </table:table-cell>
          <table:table-cell office:value-type="float" office:value="2.6025622024998" calcext:value-type="float">
            <text:p>2.602562202499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6.63251461513847" calcext:value-type="float">
            <text:p>6.63251461513847</text:p>
          </table:table-cell>
          <table:table-cell office:value-type="float" office:value="3.90049374238188" calcext:value-type="float">
            <text:p>3.9004937423818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69627019689493" calcext:value-type="float">
            <text:p>0.469627019689493</text:p>
          </table:table-cell>
          <table:table-cell office:value-type="float" office:value="6.04409216224114" calcext:value-type="float">
            <text:p>6.04409216224114</text:p>
          </table:table-cell>
          <table:table-cell office:value-type="float" office:value="4.54804240912539" calcext:value-type="float">
            <text:p>4.548042409125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6.7098368077569" calcext:value-type="float">
            <text:p>6.7098368077569</text:p>
          </table:table-cell>
          <table:table-cell office:value-type="float" office:value="5.13637849242771" calcext:value-type="float">
            <text:p>5.1363784924277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462052721431114" calcext:value-type="float">
            <text:p>0.462052721431114</text:p>
          </table:table-cell>
          <table:table-cell office:value-type="float" office:value="6.7098368077569" calcext:value-type="float">
            <text:p>6.7098368077569</text:p>
          </table:table-cell>
          <table:table-cell office:value-type="float" office:value="5.13637849242771" calcext:value-type="float">
            <text:p>5.1363784924277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458356458000046" calcext:value-type="float">
            <text:p>0.458356458000046</text:p>
          </table:table-cell>
          <table:table-cell office:value-type="float" office:value="6.7098368077569" calcext:value-type="float">
            <text:p>6.7098368077569</text:p>
          </table:table-cell>
          <table:table-cell office:value-type="float" office:value="6.41084002023246" calcext:value-type="float">
            <text:p>6.4108400202324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924045352772387" calcext:value-type="float">
            <text:p>0.924045352772387</text:p>
          </table:table-cell>
          <table:table-cell office:value-type="float" office:value="6.63251461513847" calcext:value-type="float">
            <text:p>6.63251461513847</text:p>
          </table:table-cell>
          <table:table-cell office:value-type="float" office:value="6.34019174590991" calcext:value-type="float">
            <text:p>6.3401917459099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58356458000046" calcext:value-type="float">
            <text:p>0.458356458000046</text:p>
          </table:table-cell>
          <table:table-cell office:value-type="float" office:value="7.28895232361013" calcext:value-type="float">
            <text:p>7.28895232361013</text:p>
          </table:table-cell>
          <table:table-cell office:value-type="float" office:value="7.67896380736873" calcext:value-type="float">
            <text:p>7.6789638073687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58356458000046" calcext:value-type="float">
            <text:p>0.458356458000046</text:p>
          </table:table-cell>
          <table:table-cell office:value-type="float" office:value="7.20605700138324" calcext:value-type="float">
            <text:p>7.20605700138324</text:p>
          </table:table-cell>
          <table:table-cell office:value-type="float" office:value="8.31027716752414" calcext:value-type="float">
            <text:p>8.310277167524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7.12501634890176" calcext:value-type="float">
            <text:p>7.12501634890176</text:p>
          </table:table-cell>
          <table:table-cell office:value-type="float" office:value="8.21920924889903" calcext:value-type="float">
            <text:p>8.2192092488990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7.04576912486748" calcext:value-type="float">
            <text:p>7.04576912486748</text:p>
          </table:table-cell>
          <table:table-cell office:value-type="float" office:value="8.31027716752414" calcext:value-type="float">
            <text:p>8.310277167524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454718861693166" calcext:value-type="float">
            <text:p>0.454718861693166</text:p>
          </table:table-cell>
          <table:table-cell office:value-type="float" office:value="7.04576912486748" calcext:value-type="float">
            <text:p>7.04576912486748</text:p>
          </table:table-cell>
          <table:table-cell office:value-type="float" office:value="8.84181456019167" calcext:value-type="float">
            <text:p>8.8418145601916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54718861693166" calcext:value-type="float">
            <text:p>0.454718861693166</text:p>
          </table:table-cell>
          <table:table-cell office:value-type="float" office:value="6.34019174590991" calcext:value-type="float">
            <text:p>6.34019174590991</text:p>
          </table:table-cell>
          <table:table-cell office:value-type="float" office:value="9.36019080191334" calcext:value-type="float">
            <text:p>9.3601908019133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938044919937" calcext:value-type="float">
            <text:p>0.90938044919937</text:p>
          </table:table-cell>
          <table:table-cell office:value-type="float" office:value="6.34019174590991" calcext:value-type="float">
            <text:p>6.34019174590991</text:p>
          </table:table-cell>
          <table:table-cell office:value-type="float" office:value="9.26022153117143" calcext:value-type="float">
            <text:p>9.2602215311714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36392753160292" calcext:value-type="float">
            <text:p>1.36392753160292</text:p>
          </table:table-cell>
          <table:table-cell office:value-type="float" office:value="6.7455796474828" calcext:value-type="float">
            <text:p>6.7455796474828</text:p>
          </table:table-cell>
          <table:table-cell office:value-type="float" office:value="9.76177477504226" calcext:value-type="float">
            <text:p>9.7617747750422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78991060824608" calcext:value-type="float">
            <text:p>1.78991060824608</text:p>
          </table:table-cell>
          <table:table-cell office:value-type="float" office:value="6.89242312248517" calcext:value-type="float">
            <text:p>6.89242312248517</text:p>
          </table:table-cell>
          <table:table-cell office:value-type="float" office:value="10.3590524880837" calcext:value-type="float">
            <text:p>10.359052488083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78991060824608" calcext:value-type="float">
            <text:p>1.78991060824608</text:p>
          </table:table-cell>
          <table:table-cell office:value-type="float" office:value="6.7455796474828" calcext:value-type="float">
            <text:p>6.7455796474828</text:p>
          </table:table-cell>
          <table:table-cell office:value-type="float" office:value="10.9540626433983" calcext:value-type="float">
            <text:p>10.954062643398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05869757409573" calcext:value-type="float">
            <text:p>3.05869757409573</text:p>
          </table:table-cell>
          <table:table-cell office:value-type="float" office:value="7.67896380736873" calcext:value-type="float">
            <text:p>7.67896380736873</text:p>
          </table:table-cell>
          <table:table-cell office:value-type="float" office:value="10.7288592980101" calcext:value-type="float">
            <text:p>10.7288592980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4T16:32:00.069961914</dc:date>
    <meta:editing-duration>PT1M44S</meta:editing-duration>
    <meta:editing-cycles>1</meta:editing-cycles>
    <meta:document-statistic meta:table-count="1" meta:cell-count="1200" meta:object-count="0"/>
    <meta:generator>LibreOffice/7.3.7.2$Linux_X86_64 LibreOffice_project/30$Build-2</meta:generator>
  </office:meta>
</office:document-meta>
</file>